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11.77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32.97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106.93mm" fo:break-before="auto" style:use-optimal-row-height="tru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36.51mm" fo:break-before="auto" style:use-optimal-row-height="tru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4"/>
        <table:table-column table:style-name="co12" table:default-cell-style-name="ce44"/>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2]&lt;&gt;&quot;&quot;;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3]&lt;&gt;&quot;&quot;;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4]&lt;&gt;&quot;&quot;;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5]&lt;&gt;&quot;&quot;;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6]&lt;&gt;&quot;&quot;;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7]&lt;&gt;&quot;&quot;;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8]&lt;&gt;&quot;&quot;;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9]&lt;&gt;&quot;&quot;;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10]&lt;&gt;&quot;&quot;;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11]&lt;&gt;&quot;&quot;;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12]&lt;&gt;&quot;&quot;;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13]&lt;&gt;&quot;&quot;;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14]&lt;&gt;&quot;&quot;;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15]&lt;&gt;&quot;&quot;;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16]&lt;&gt;&quot;&quot;;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17]&lt;&gt;&quot;&quot;;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18]&lt;&gt;&quot;&quot;;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19]&lt;&gt;&quot;&quot;;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20]&lt;&gt;&quot;&quot;;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21]&lt;&gt;&quot;&quot;;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22]&lt;&gt;&quot;&quot;;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23]&lt;&gt;&quot;&quot;;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24]&lt;&gt;&quot;&quot;;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25]&lt;&gt;&quot;&quot;;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26]&lt;&gt;&quot;&quot;;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27]&lt;&gt;&quot;&quot;;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28]&lt;&gt;&quot;&quot;;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29]&lt;&gt;&quot;&quot;;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30]&lt;&gt;&quot;&quot;;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31]&lt;&gt;&quot;&quot;;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32]&lt;&gt;&quot;&quot;;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33]&lt;&gt;&quot;&quot;;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34]&lt;&gt;&quot;&quot;;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35]&lt;&gt;&quot;&quot;;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36]&lt;&gt;&quot;&quot;;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37]&lt;&gt;&quot;&quot;;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38]&lt;&gt;&quot;&quot;;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39]&lt;&gt;&quot;&quot;;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40]&lt;&gt;&quot;&quot;;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41]&lt;&gt;&quot;&quot;;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42]&lt;&gt;&quot;&quot;;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43]&lt;&gt;&quot;&quot;;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44]&lt;&gt;&quot;&quot;;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45]&lt;&gt;&quot;&quot;;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46]&lt;&gt;&quot;&quot;;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47]&lt;&gt;&quot;&quot;;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48]&lt;&gt;&quot;&quot;;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49]&lt;&gt;&quot;&quot;;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50]&lt;&gt;&quot;&quot;;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51]&lt;&gt;&quot;&quot;;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52]&lt;&gt;&quot;&quot;;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53]&lt;&gt;&quot;&quot;;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54]&lt;&gt;&quot;&quot;;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55]&lt;&gt;&quot;&quot;;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56]&lt;&gt;&quot;&quot;;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57]&lt;&gt;&quot;&quot;;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58]&lt;&gt;&quot;&quot;;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59]&lt;&gt;&quot;&quot;;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60]&lt;&gt;&quot;&quot;;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61]&lt;&gt;&quot;&quot;;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22">
          <table:table-cell table:style-name="ce1"/>
          <table:table-cell table:style-name="ce4" table:formula="of:=IF([.$A62]&lt;&gt;&quot;&quot;;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63]&lt;&gt;&quot;&quot;;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64]&lt;&gt;&quot;&quot;;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3">
          <table:table-cell table:style-name="ce1"/>
          <table:table-cell table:style-name="ce4" table:formula="of:=IF([.$A65]&lt;&gt;&quot;&quot;;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66]&lt;&gt;&quot;&quot;;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4">
          <table:table-cell table:style-name="ce1"/>
          <table:table-cell table:style-name="ce4" table:formula="of:=IF([.$A67]&lt;&gt;&quot;&quot;;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68]&lt;&gt;&quot;&quot;;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5">
          <table:table-cell table:style-name="ce1"/>
          <table:table-cell table:style-name="ce4" table:formula="of:=IF([.$A69]&lt;&gt;&quot;&quot;;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70]&lt;&gt;&quot;&quot;;MAX([.$B$1:.$B69])+1;&quot;&quot;)">
            <text:p/>
          </table:table-cell>
          <table:table-cell table:style-name="ce4" table:formula="of:=CONCATENATE([.$D70];&quot;-&quot;;[.$E70])" office:value-type="string" office:string-value="Security-7-1" calcext:value-type="string">
            <text:p>Security-7-1</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71]&lt;&gt;&quot;&quot;;MAX([.$B$1:.$B70])+1;&quot;&quot;)">
            <text:p/>
          </table:table-cell>
          <table:table-cell table:style-name="ce4" table:formula="of:=CONCATENATE([.$D71];&quot;-&quot;;[.$E71])" office:value-type="string" office:string-value="Security-7-2" calcext:value-type="string">
            <text:p>Security-7-2</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72]&lt;&gt;&quot;&quot;;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3">
          <table:table-cell table:style-name="ce1"/>
          <table:table-cell table:style-name="ce4" table:formula="of:=IF([.$A73]&lt;&gt;&quot;&quot;;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74]&lt;&gt;&quot;&quot;;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75]&lt;&gt;&quot;&quot;;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76]&lt;&gt;&quot;&quot;;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77]&lt;&gt;&quot;&quot;;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78]&lt;&gt;&quot;&quot;;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79]&lt;&gt;&quot;&quot;;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80]&lt;&gt;&quot;&quot;;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81]&lt;&gt;&quot;&quot;;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82]&lt;&gt;&quot;&quot;;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83]&lt;&gt;&quot;&quot;;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84]&lt;&gt;&quot;&quot;;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85]&lt;&gt;&quot;&quot;;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86]&lt;&gt;&quot;&quot;;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87]&lt;&gt;&quot;&quot;;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88]&lt;&gt;&quot;&quot;;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89]&lt;&gt;&quot;&quot;;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90]&lt;&gt;&quot;&quot;;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91]&lt;&gt;&quot;&quot;;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92]&lt;&gt;&quot;&quot;;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93]&lt;&gt;&quot;&quot;;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94]&lt;&gt;&quot;&quot;;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95]&lt;&gt;&quot;&quot;;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96]&lt;&gt;&quot;&quot;;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97]&lt;&gt;&quot;&quot;;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98]&lt;&gt;&quot;&quot;;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99]&lt;&gt;&quot;&quot;;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100]&lt;&gt;&quot;&quot;;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3">
          <table:table-cell table:style-name="ce1"/>
          <table:table-cell table:style-name="ce4" table:formula="of:=IF([.$A101]&lt;&gt;&quot;&quot;;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102]&lt;&gt;&quot;&quot;;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103]&lt;&gt;&quot;&quot;;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104]&lt;&gt;&quot;&quot;;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105]&lt;&gt;&quot;&quot;;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106]&lt;&gt;&quot;&quot;;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107]&lt;&gt;&quot;&quot;;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108]&lt;&gt;&quot;&quot;;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109]&lt;&gt;&quot;&quot;;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110]&lt;&gt;&quot;&quot;;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111]&lt;&gt;&quot;&quot;;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112]&lt;&gt;&quot;&quot;;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113]&lt;&gt;&quot;&quot;;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114]&lt;&gt;&quot;&quot;;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115]&lt;&gt;&quot;&quot;;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116]&lt;&gt;&quot;&quot;;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117]&lt;&gt;&quot;&quot;;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118]&lt;&gt;&quot;&quot;;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119]&lt;&gt;&quot;&quot;;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120]&lt;&gt;&quot;&quot;;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121]&lt;&gt;&quot;&quot;;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122]&lt;&gt;&quot;&quot;;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123]&lt;&gt;&quot;&quot;;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124]&lt;&gt;&quot;&quot;;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125]&lt;&gt;&quot;&quot;;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126]&lt;&gt;&quot;&quot;;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127]&lt;&gt;&quot;&quot;;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128]&lt;&gt;&quot;&quot;;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129]&lt;&gt;&quot;&quot;;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130]&lt;&gt;&quot;&quot;;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131]&lt;&gt;&quot;&quot;;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132]&lt;&gt;&quot;&quot;;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133]&lt;&gt;&quot;&quot;;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134]&lt;&gt;&quot;&quot;;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135]&lt;&gt;&quot;&quot;;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136]&lt;&gt;&quot;&quot;;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137]&lt;&gt;&quot;&quot;;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138]&lt;&gt;&quot;&quot;;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139]&lt;&gt;&quot;&quot;;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140]&lt;&gt;&quot;&quot;;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141]&lt;&gt;&quot;&quot;;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142]&lt;&gt;&quot;&quot;;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143]&lt;&gt;&quot;&quot;;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144]&lt;&gt;&quot;&quot;;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145]&lt;&gt;&quot;&quot;;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146]&lt;&gt;&quot;&quot;;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147]&lt;&gt;&quot;&quot;;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148]&lt;&gt;&quot;&quot;;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149]&lt;&gt;&quot;&quot;;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150]&lt;&gt;&quot;&quot;;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151]&lt;&gt;&quot;&quot;;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152]&lt;&gt;&quot;&quot;;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153]&lt;&gt;&quot;&quot;;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154]&lt;&gt;&quot;&quot;;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155]&lt;&gt;&quot;&quot;;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156]&lt;&gt;&quot;&quot;;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157]&lt;&gt;&quot;&quot;;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158]&lt;&gt;&quot;&quot;;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159]&lt;&gt;&quot;&quot;;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160]&lt;&gt;&quot;&quot;;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161]&lt;&gt;&quot;&quot;;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162]&lt;&gt;&quot;&quot;;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163]&lt;&gt;&quot;&quot;;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164]&lt;&gt;&quot;&quot;;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165]&lt;&gt;&quot;&quot;;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166]&lt;&gt;&quot;&quot;;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167]&lt;&gt;&quot;&quot;;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168]&lt;&gt;&quot;&quot;;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169]&lt;&gt;&quot;&quot;;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170]&lt;&gt;&quot;&quot;;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171]&lt;&gt;&quot;&quot;;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3">
          <table:table-cell table:style-name="ce1"/>
          <table:table-cell table:style-name="ce4" table:formula="of:=IF([.$A172]&lt;&gt;&quot;&quot;;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173]&lt;&gt;&quot;&quot;;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174]&lt;&gt;&quot;&quot;;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175]&lt;&gt;&quot;&quot;;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176]&lt;&gt;&quot;&quot;;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177]&lt;&gt;&quot;&quot;;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178]&lt;&gt;&quot;&quot;;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179]&lt;&gt;&quot;&quot;;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180]&lt;&gt;&quot;&quot;;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181]&lt;&gt;&quot;&quot;;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設定画面、メニューバー、ツールバー上に操作不能なUIが表示されます。</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able:table-cell>
          <table:table-cell table:style-name="ce10"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182]&lt;&gt;&quot;&quot;;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2]=&quot;&quot;;&quot;?&quot;;IF([.M182]=&quot;&quot;;&quot;新規&quot;;IF([.K182]=[.M182];&quot;&quot;;&quot;変更あり&quot;)))">
            <text:p/>
          </table:table-cell>
          <table:table-cell table:style-name="ce47"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183]&lt;&gt;&quot;&quot;;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3]=&quot;&quot;;&quot;?&quot;;IF([.M183]=&quot;&quot;;&quot;新規&quot;;IF([.K183]=[.M183];&quot;&quot;;&quot;変更あり&quot;)))">
            <text:p/>
          </table:table-cell>
          <table:table-cell table:style-name="ce48"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184]&lt;&gt;&quot;&quot;;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185]&lt;&gt;&quot;&quot;;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5]=&quot;&quot;;&quot;?&quot;;IF([.M185]=&quot;&quot;;&quot;新規&quot;;IF([.K185]=[.M185];&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186]&lt;&gt;&quot;&quot;;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187]&lt;&gt;&quot;&quot;;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188]&lt;&gt;&quot;&quot;;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5" office:value-type="string" calcext:value-type="string">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189]&lt;&gt;&quot;&quot;;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190]&lt;&gt;&quot;&quot;;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5" office:value-type="string" calcext:value-type="string">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191]&lt;&gt;&quot;&quot;;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192]&lt;&gt;&quot;&quot;;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2]=&quot;&quot;;&quot;?&quot;;IF([.O192]=&quot;&quot;;&quot;新規&quot;;IF([.M192]=[.O192];&quot;&quot;;&quot;○&quot;)))">
            <text:p/>
          </table:table-cell>
          <table:table-cell table:style-name="ce45" office:value-type="string" calcext:value-type="string">
            <text:p>-</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193]&lt;&gt;&quot;&quot;;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194]&lt;&gt;&quot;&quot;;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195]&lt;&gt;&quot;&quot;;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5" office:value-type="string" calcext:value-type="string">
            <text:p>-</text:p>
          </table:table-cell>
          <table:table-cell table:style-name="ce7" table:formula="of:=IF([.M195]=&quot;&quot;;&quot;?&quot;;IF([.O195]=&quot;&quot;;&quot;新規&quot;;IF([.M195]=[.O195];&quot;&quot;;&quot;○&quot;)))">
            <text:p/>
          </table:table-cell>
          <table:table-cell table:style-name="ce45" office:value-type="string" calcext:value-type="string">
            <text:p>-</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196]&lt;&gt;&quot;&quot;;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197]&lt;&gt;&quot;&quot;;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7]=&quot;&quot;;&quot;?&quot;;IF([.M197]=&quot;&quot;;&quot;新規&quot;;IF([.K197]=[.M197];&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198]&lt;&gt;&quot;&quot;;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8]=&quot;&quot;;&quot;?&quot;;IF([.M198]=&quot;&quot;;&quot;新規&quot;;IF([.K198]=[.M198];&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199]&lt;&gt;&quot;&quot;;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9]=&quot;&quot;;&quot;?&quot;;IF([.M199]=&quot;&quot;;&quot;新規&quot;;IF([.K199]=[.M199];&quot;&quot;;&quot;変更あり&quot;)))">
            <text:p/>
          </table:table-cell>
          <table:table-cell table:style-name="ce36" office:value-type="string" calcext:value-type="string">
            <text:p>-</text:p>
          </table:table-cell>
          <table:table-cell table:style-name="ce7" table:formula="of:=IF([.M199]=&quot;&quot;;&quot;?&quot;;IF([.O199]=&quot;&quot;;&quot;新規&quot;;IF([.M199]=[.O199];&quot;&quot;;&quot;○&quot;)))">
            <text:p/>
          </table:table-cell>
          <table:table-cell table:number-columns-repeated="2" table:style-name="ce45" office:value-type="string" calcext:value-type="string">
            <text:p>-</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200]&lt;&gt;&quot;&quot;;MAX([.$B$1:.$B199])+1;&quot;&quot;)">
            <text:p/>
          </table:table-cell>
          <table:table-cell table:style-name="ce4" table:formula="of:=CONCATENATE([.$D200];&quot;-&quot;;[.$E200])"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200]=&quot;&quot;;&quot;?&quot;;IF([.M200]=&quot;&quot;;&quot;新規&quot;;IF([.K200]=[.M200];&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201]&lt;&gt;&quot;&quot;;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1]=&quot;&quot;;&quot;?&quot;;IF([.M201]=&quot;&quot;;&quot;新規&quot;;IF([.K201]=[.M201];&quot;&quot;;&quot;変更あり&quot;)))">
            <text:p/>
          </table:table-cell>
          <table:table-cell table:style-name="ce45"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202]&lt;&gt;&quot;&quot;;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2]=&quot;&quot;;&quot;?&quot;;IF([.M202]=&quot;&quot;;&quot;新規&quot;;IF([.K202]=[.M202];&quot;&quot;;&quot;変更あり&quot;)))">
            <text:p/>
          </table:table-cell>
          <table:table-cell table:style-name="ce45"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203]&lt;&gt;&quot;&quot;;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3]=&quot;&quot;;&quot;?&quot;;IF([.M203]=&quot;&quot;;&quot;新規&quot;;IF([.K203]=[.M203];&quot;&quot;;&quot;変更あり&quot;)))">
            <text:p/>
          </table:table-cell>
          <table:table-cell table:style-name="ce36"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204]&lt;&gt;&quot;&quot;;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205]&lt;&gt;&quot;&quot;;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206]&lt;&gt;&quot;&quot;;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6]=&quot;&quot;;&quot;?&quot;;IF([.M206]=&quot;&quot;;&quot;新規&quot;;IF([.K206]=[.M206];&quot;&quot;;&quot;変更あり&quot;)))">
            <text:p/>
          </table:table-cell>
          <table:table-cell table:style-name="ce36"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207]&lt;&gt;&quot;&quot;;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7]=&quot;&quot;;&quot;?&quot;;IF([.M207]=&quot;&quot;;&quot;新規&quot;;IF([.K207]=[.M207];&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208]&lt;&gt;&quot;&quot;;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209]&lt;&gt;&quot;&quot;;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9]=&quot;&quot;;&quot;?&quot;;IF([.M209]=&quot;&quot;;&quot;新規&quot;;IF([.K209]=[.M209];&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210]&lt;&gt;&quot;&quot;;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211]&lt;&gt;&quot;&quot;;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1]=&quot;&quot;;&quot;?&quot;;IF([.M211]=&quot;&quot;;&quot;新規&quot;;IF([.K211]=[.M211];&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212]&lt;&gt;&quot;&quot;;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2]=&quot;&quot;;&quot;?&quot;;IF([.M212]=&quot;&quot;;&quot;新規&quot;;IF([.K212]=[.M212];&quot;&quot;;&quot;変更あり&quot;)))">
            <text:p/>
          </table:table-cell>
          <table:table-cell table:style-name="ce36"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213]&lt;&gt;&quot;&quot;;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3]=&quot;&quot;;&quot;?&quot;;IF([.M213]=&quot;&quot;;&quot;新規&quot;;IF([.K213]=[.M213];&quot;&quot;;&quot;変更あり&quot;)))">
            <text:p/>
          </table:table-cell>
          <table:table-cell table:style-name="ce36"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214]&lt;&gt;&quot;&quot;;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4]=&quot;&quot;;&quot;?&quot;;IF([.M214]=&quot;&quot;;&quot;新規&quot;;IF([.K214]=[.M214];&quot;&quot;;&quot;変更あり&quot;)))">
            <text:p/>
          </table:table-cell>
          <table:table-cell table:style-name="ce36"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215]&lt;&gt;&quot;&quot;;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5]=&quot;&quot;;&quot;?&quot;;IF([.M215]=&quot;&quot;;&quot;新規&quot;;IF([.K215]=[.M215];&quot;&quot;;&quot;変更あり&quot;)))">
            <text:p/>
          </table:table-cell>
          <table:table-cell table:style-name="ce36"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216]&lt;&gt;&quot;&quot;;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6]=&quot;&quot;;&quot;?&quot;;IF([.M216]=&quot;&quot;;&quot;新規&quot;;IF([.K216]=[.M216];&quot;&quot;;&quot;変更あり&quot;)))">
            <text:p/>
          </table:table-cell>
          <table:table-cell table:style-name="ce36"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217]&lt;&gt;&quot;&quot;;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7]=&quot;&quot;;&quot;?&quot;;IF([.M217]=&quot;&quot;;&quot;新規&quot;;IF([.K217]=[.M217];&quot;&quot;;&quot;変更あり&quot;)))">
            <text:p/>
          </table:table-cell>
          <table:table-cell table:style-name="ce36"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218]&lt;&gt;&quot;&quot;;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219]&lt;&gt;&quot;&quot;;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220]&lt;&gt;&quot;&quot;;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221]&lt;&gt;&quot;&quot;;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222]&lt;&gt;&quot;&quot;;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2]=&quot;&quot;;&quot;?&quot;;IF([.M222]=&quot;&quot;;&quot;新規&quot;;IF([.K222]=[.M222];&quot;&quot;;&quot;変更あり&quot;)))">
            <text:p/>
          </table:table-cell>
          <table:table-cell table:style-name="ce45" office:value-type="string" calcext:value-type="string">
            <text:p>-</text:p>
          </table:table-cell>
          <table:table-cell table:style-name="ce7" table:formula="of:=IF([.M222]=&quot;&quot;;&quot;?&quot;;IF([.O222]=&quot;&quot;;&quot;新規&quot;;IF([.M222]=[.O222];&quot;&quot;;&quot;○&quot;)))">
            <text:p/>
          </table:table-cell>
          <table:table-cell table:style-name="ce45" office:value-type="string" calcext:value-type="string">
            <text:p>-</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223]&lt;&gt;&quot;&quot;;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3]=&quot;&quot;;&quot;?&quot;;IF([.M223]=&quot;&quot;;&quot;新規&quot;;IF([.K223]=[.M223];&quot;&quot;;&quot;変更あり&quot;)))">
            <text:p/>
          </table:table-cell>
          <table:table-cell table:style-name="ce45"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224]&lt;&gt;&quot;&quot;;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5" office:value-type="string" calcext:value-type="string">
            <text:p>-</text:p>
          </table:table-cell>
          <table:table-cell table:style-name="ce45" table:number-columns-repeated="2"/>
          <table:table-cell table:style-name="ce53"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225]&lt;&gt;&quot;&quot;;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226]&lt;&gt;&quot;&quot;;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6]=&quot;&quot;;&quot;?&quot;;IF([.M226]=&quot;&quot;;&quot;新規&quot;;IF([.K226]=[.M226];&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227]&lt;&gt;&quot;&quot;;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7];[$'verify-targets-to-chapters'.$A$1:.$B$999];2;0);IF([.$A227]=&quot;&quot;;&quot;&quot;;&quot;省略&quot;))">
            <text:p/>
          </table:table-cell>
          <table:table-cell table:number-columns-repeated="1006"/>
        </table:table-row>
        <table:table-row table:style-name="ro48">
          <table:table-cell table:style-name="ce1"/>
          <table:table-cell table:style-name="ce4" table:formula="of:=IF([.$A228]&lt;&gt;&quot;&quot;;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8]=&quot;&quot;;&quot;?&quot;;IF([.M228]=&quot;&quot;;&quot;新規&quot;;IF([.K228]=[.M228];&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229]&lt;&gt;&quot;&quot;;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230]&lt;&gt;&quot;&quot;;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231]&lt;&gt;&quot;&quot;;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5" office:value-type="string" calcext:value-type="string">
            <text:p>-</text:p>
          </table:table-cell>
          <table:table-cell table:style-name="ce45" table:number-columns-repeated="2"/>
          <table:table-cell table:style-name="ce53"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232]&lt;&gt;&quot;&quot;;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233]&lt;&gt;&quot;&quot;;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5" office:value-type="string" calcext:value-type="string">
            <text:p>-</text:p>
          </table:table-cell>
          <table:table-cell table:style-name="ce45" table:number-columns-repeated="2"/>
          <table:table-cell table:style-name="ce53"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234]&lt;&gt;&quot;&quot;;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235]&lt;&gt;&quot;&quot;;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236]&lt;&gt;&quot;&quot;;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237]&lt;&gt;&quot;&quot;;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238]&lt;&gt;&quot;&quot;;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239]&lt;&gt;&quot;&quot;;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9]=&quot;&quot;;&quot;?&quot;;IF([.O239]=&quot;&quot;;&quot;新規&quot;;IF([.M239]=[.O239];&quot;&quot;;&quot;○&quot;)))">
            <text:p/>
          </table:table-cell>
          <table:table-cell table:style-name="ce45" office:value-type="string" calcext:value-type="string">
            <text:p>-</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240]&lt;&gt;&quot;&quot;;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241]&lt;&gt;&quot;&quot;;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5" office:value-type="string" calcext:value-type="string">
            <text:p>-</text:p>
          </table:table-cell>
          <table:table-cell table:style-name="ce45" table:number-columns-repeated="2"/>
          <table:table-cell table:style-name="ce53" table:formula="of:=IFERROR(VLOOKUP([.$C241];[$'verify-targets-to-chapters'.$A$1:.$B$999];2;0);IF([.$A241]=&quot;&quot;;&quot;&quot;;&quot;省略&quot;))">
            <text:p/>
          </table:table-cell>
          <table:table-cell table:number-columns-repeated="1006"/>
        </table:table-row>
        <table:table-row table:style-name="ro58">
          <table:table-cell table:style-name="ce1"/>
          <table:table-cell table:style-name="ce4" table:formula="of:=IF([.$A242]&lt;&gt;&quot;&quot;;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2]=&quot;&quot;;&quot;?&quot;;IF([.M242]=&quot;&quot;;&quot;新規&quot;;IF([.K242]=[.M242];&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243]&lt;&gt;&quot;&quot;;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5" office:value-type="string" calcext:value-type="string">
            <text:p>-</text:p>
          </table:table-cell>
          <table:table-cell table:style-name="ce45" table:number-columns-repeated="2"/>
          <table:table-cell table:style-name="ce53"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244]&lt;&gt;&quot;&quot;;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4]=&quot;&quot;;&quot;?&quot;;IF([.M244]=&quot;&quot;;&quot;新規&quot;;IF([.K244]=[.M244];&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245]&lt;&gt;&quot;&quot;;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246]&lt;&gt;&quot;&quot;;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247]&lt;&gt;&quot;&quot;;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248]&lt;&gt;&quot;&quot;;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8]=&quot;&quot;;&quot;?&quot;;IF([.M248]=&quot;&quot;;&quot;新規&quot;;IF([.K248]=[.M248];&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249]&lt;&gt;&quot;&quot;;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9];[$'verify-targets-to-chapters'.$A$1:.$B$999];2;0);IF([.$A249]=&quot;&quot;;&quot;&quot;;&quot;省略&quot;))">
            <text:p/>
          </table:table-cell>
          <table:table-cell table:number-columns-repeated="1006"/>
        </table:table-row>
        <table:table-row table:style-name="ro23">
          <table:table-cell table:style-name="ce1"/>
          <table:table-cell table:style-name="ce4" table:formula="of:=IF([.$A250]&lt;&gt;&quot;&quot;;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251]&lt;&gt;&quot;&quot;;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5" office:value-type="string" calcext:value-type="string">
            <text:p>-</text:p>
          </table:table-cell>
          <table:table-cell table:style-name="ce45" table:number-columns-repeated="2"/>
          <table:table-cell table:style-name="ce5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252]&lt;&gt;&quot;&quot;;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253]&lt;&gt;&quot;&quot;;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254]&lt;&gt;&quot;&quot;;MAX([.$B$1:.$B253])+1;&quot;&quot;)">
            <text:p/>
          </table:table-cell>
          <table:table-cell table:style-name="ce4" table:formula="of:=CONCATENATE([.$D254];&quot;-&quot;;[.$E25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tru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4];[$'verify-targets-to-chapters'.$A$1:.$B$999];2;0);IF([.$A254]=&quot;&quot;;&quot;&quot;;&quot;省略&quot;))">
            <text:p/>
          </table:table-cell>
          <table:table-cell table:number-columns-repeated="1006"/>
        </table:table-row>
        <table:table-row table:style-name="ro63">
          <table:table-cell table:style-name="ce1"/>
          <table:table-cell table:style-name="ce4" table:formula="of:=IF([.$A255]&lt;&gt;&quot;&quot;;MAX([.$B$1:.$B254])+1;&quot;&quot;)">
            <text:p/>
          </table:table-cell>
          <table:table-cell table:style-name="ce4" table:formula="of:=CONCATENATE([.$D255];&quot;-&quot;;[.$E25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5]=&quot;&quot;;&quot;?&quot;;IF([.M255]=&quot;&quot;;&quot;新規&quot;;IF([.K255]=[.M255];&quot;&quot;;&quot;変更あり&quot;)))">
            <text:p/>
          </table:table-cell>
          <table:table-cell table:style-name="ce8" office:value-type="string" calcext:value-type="string">
            <text:p>lockPref("browser.tabs.warnOnClose", false);</text:p>
          </table:table-cell>
          <table:table-cell table:style-name="ce7" table:formula="of:=IF([.M255]=&quot;&quot;;&quot;?&quot;;IF([.O255]=&quot;&quot;;&quot;新規&quot;;IF([.M255]=[.O255];&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5];[$'verify-targets-to-chapters'.$A$1:.$B$999];2;0);IF([.$A255]=&quot;&quot;;&quot;&quot;;&quot;省略&quot;))">
            <text:p/>
          </table:table-cell>
          <table:table-cell table:number-columns-repeated="1006"/>
        </table:table-row>
        <table:table-row table:style-name="ro35">
          <table:table-cell table:style-name="ce1"/>
          <table:table-cell table:style-name="ce4" table:formula="of:=IF([.$A256]&lt;&gt;&quot;&quot;;MAX([.$B$1:.$B255])+1;&quot;&quot;)">
            <text:p/>
          </table:table-cell>
          <table:table-cell table:style-name="ce4" table:formula="of:=CONCATENATE([.$D256];&quot;-&quot;;[.$E25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6]=&quot;&quot;;&quot;?&quot;;IF([.M256]=&quot;&quot;;&quot;新規&quot;;IF([.K256]=[.M25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6]=&quot;&quot;;&quot;?&quot;;IF([.O256]=&quot;&quot;;&quot;新規&quot;;IF([.M256]=[.O256];&quot;&quot;;&quot;○&quot;)))" office:value-type="string" office:string-value="新規" calcext:value-type="string">
            <text:p>新規</text:p>
          </table:table-cell>
          <table:table-cell table:style-name="ce45" table:number-columns-repeated="3"/>
          <table:table-cell table:style-name="ce53"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257]&lt;&gt;&quot;&quot;;MAX([.$B$1:.$B256])+1;&quot;&quot;)">
            <text:p/>
          </table:table-cell>
          <table:table-cell table:style-name="ce4" table:formula="of:=CONCATENATE([.$D257];&quot;-&quot;;[.$E25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tru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64">
          <table:table-cell table:style-name="ce1"/>
          <table:table-cell table:style-name="ce4" table:formula="of:=IF([.$A258]&lt;&gt;&quot;&quot;;MAX([.$B$1:.$B257])+1;&quot;&quot;)">
            <text:p/>
          </table:table-cell>
          <table:table-cell table:style-name="ce4" table:formula="of:=CONCATENATE([.$D258];&quot;-&quot;;[.$E25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8]=&quot;&quot;;&quot;?&quot;;IF([.M258]=&quot;&quot;;&quot;新規&quot;;IF([.K258]=[.M258];&quot;&quot;;&quot;変更あり&quot;)))">
            <text:p/>
          </table:table-cell>
          <table:table-cell table:style-name="ce8" office:value-type="string" calcext:value-type="string">
            <text:p>lockPref("browser.tabs.warnOnCloseOtherTabs", false);</text:p>
          </table:table-cell>
          <table:table-cell table:style-name="ce7" table:formula="of:=IF([.M258]=&quot;&quot;;&quot;?&quot;;IF([.O258]=&quot;&quot;;&quot;新規&quot;;IF([.M258]=[.O258];&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8];[$'verify-targets-to-chapters'.$A$1:.$B$999];2;0);IF([.$A258]=&quot;&quot;;&quot;&quot;;&quot;省略&quot;))">
            <text:p/>
          </table:table-cell>
          <table:table-cell table:number-columns-repeated="1006"/>
        </table:table-row>
        <table:table-row table:style-name="ro19">
          <table:table-cell table:style-name="ce1"/>
          <table:table-cell table:style-name="ce4" table:formula="of:=IF([.$A259]&lt;&gt;&quot;&quot;;MAX([.$B$1:.$B258])+1;&quot;&quot;)">
            <text:p/>
          </table:table-cell>
          <table:table-cell table:style-name="ce4" table:formula="of:=CONCATENATE([.$D259];&quot;-&quot;;[.$E25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9]=&quot;&quot;;&quot;?&quot;;IF([.M259]=&quot;&quot;;&quot;新規&quot;;IF([.K259]=[.M25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9]=&quot;&quot;;&quot;?&quot;;IF([.O259]=&quot;&quot;;&quot;新規&quot;;IF([.M259]=[.O259];&quot;&quot;;&quot;○&quot;)))" office:value-type="string" office:string-value="新規" calcext:value-type="string">
            <text:p>新規</text:p>
          </table:table-cell>
          <table:table-cell table:style-name="ce45" table:number-columns-repeated="3"/>
          <table:table-cell table:style-name="ce53"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260]&lt;&gt;&quot;&quot;;MAX([.$B$1:.$B259])+1;&quot;&quot;)">
            <text:p/>
          </table:table-cell>
          <table:table-cell table:style-name="ce4" table:formula="of:=CONCATENATE([.$D260];&quot;-&quot;;[.$E26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tru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261]&lt;&gt;&quot;&quot;;MAX([.$B$1:.$B260])+1;&quot;&quot;)">
            <text:p/>
          </table:table-cell>
          <table:table-cell table:style-name="ce4" table:formula="of:=CONCATENATE([.$D261];&quot;-&quot;;[.$E26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Open", false);</text:p>
          </table:table-cell>
          <table:table-cell table:style-name="ce7" table:formula="of:=IF([.M261]=&quot;&quot;;&quot;?&quot;;IF([.O261]=&quot;&quot;;&quot;新規&quot;;IF([.M261]=[.O261];&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262]&lt;&gt;&quot;&quot;;MAX([.$B$1:.$B261])+1;&quot;&quot;)">
            <text:p/>
          </table:table-cell>
          <table:table-cell table:style-name="ce4" table:formula="of:=CONCATENATE([.$D262];&quot;-&quot;;[.$E26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5" table:number-columns-repeated="3"/>
          <table:table-cell table:style-name="ce53"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263]&lt;&gt;&quot;&quot;;MAX([.$B$1:.$B262])+1;&quot;&quot;)">
            <text:p/>
          </table:table-cell>
          <table:table-cell table:style-name="ce4" table:formula="of:=CONCATENATE([.$D263];&quot;-&quot;;[.$E26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3];[$'verify-targets-to-chapters'.$A$1:.$B$999];2;0);IF([.$A263]=&quot;&quot;;&quot;&quot;;&quot;省略&quot;))">
            <text:p/>
          </table:table-cell>
          <table:table-cell table:number-columns-repeated="1006"/>
        </table:table-row>
        <table:table-row table:style-name="ro7">
          <table:table-cell table:style-name="ce1"/>
          <table:table-cell table:style-name="ce4" table:formula="of:=IF([.$A264]&lt;&gt;&quot;&quot;;MAX([.$B$1:.$B263])+1;&quot;&quot;)">
            <text:p/>
          </table:table-cell>
          <table:table-cell table:style-name="ce4" table:formula="of:=CONCATENATE([.$D264];&quot;-&quot;;[.$E26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4]=&quot;&quot;;&quot;?&quot;;IF([.M264]=&quot;&quot;;&quot;新規&quot;;IF([.K264]=[.M264];&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4]=&quot;&quot;;&quot;?&quot;;IF([.O264]=&quot;&quot;;&quot;新規&quot;;IF([.M264]=[.O264];&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4];[$'verify-targets-to-chapters'.$A$1:.$B$999];2;0);IF([.$A264]=&quot;&quot;;&quot;&quot;;&quot;省略&quot;))">
            <text:p/>
          </table:table-cell>
          <table:table-cell table:number-columns-repeated="1006"/>
        </table:table-row>
        <table:table-row table:style-name="ro3">
          <table:table-cell table:style-name="ce1"/>
          <table:table-cell table:style-name="ce4" table:formula="of:=IF([.$A265]&lt;&gt;&quot;&quot;;MAX([.$B$1:.$B264])+1;&quot;&quot;)">
            <text:p/>
          </table:table-cell>
          <table:table-cell table:style-name="ce4" table:formula="of:=CONCATENATE([.$D265];&quot;-&quot;;[.$E26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5]=&quot;&quot;;&quot;?&quot;;IF([.M265]=&quot;&quot;;&quot;新規&quot;;IF([.K265]=[.M265];&quot;&quot;;&quot;変更あり&quot;)))">
            <text:p/>
          </table:table-cell>
          <table:table-cell table:style-name="ce7" office:value-type="string" calcext:value-type="string">
            <text:p>-</text:p>
          </table:table-cell>
          <table:table-cell table:style-name="ce7" table:formula="of:=IF([.M265]=&quot;&quot;;&quot;?&quot;;IF([.O265]=&quot;&quot;;&quot;新規&quot;;IF([.M265]=[.O265];&quot;&quot;;&quot;○&quot;)))">
            <text:p/>
          </table:table-cell>
          <table:table-cell table:style-name="ce45" office:value-type="string" calcext:value-type="string">
            <text:p>-</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39">
          <table:table-cell table:style-name="ce1"/>
          <table:table-cell table:style-name="ce4" table:formula="of:=IF([.$A266]&lt;&gt;&quot;&quot;;MAX([.$B$1:.$B265])+1;&quot;&quot;)">
            <text:p/>
          </table:table-cell>
          <table:table-cell table:style-name="ce4" table:formula="of:=CONCATENATE([.$D266];&quot;-&quot;;[.$E26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6]=&quot;&quot;;&quot;?&quot;;IF([.M266]=&quot;&quot;;&quot;新規&quot;;IF([.K266]=[.M266];&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6]=&quot;&quot;;&quot;?&quot;;IF([.O266]=&quot;&quot;;&quot;新規&quot;;IF([.M266]=[.O266];&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267]&lt;&gt;&quot;&quot;;MAX([.$B$1:.$B266])+1;&quot;&quot;)">
            <text:p/>
          </table:table-cell>
          <table:table-cell table:style-name="ce4" table:formula="of:=CONCATENATE([.$D267];&quot;-&quot;;[.$E267])"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45" office:value-type="string" calcext:value-type="string">
            <text:p>-</text:p>
          </table:table-cell>
          <table:table-cell table:style-name="ce7" table:formula="of:=IF([.M267]=&quot;&quot;;&quot;?&quot;;IF([.O267]=&quot;&quot;;&quot;新規&quot;;IF([.M267]=[.O267];&quot;&quot;;&quot;○&quot;)))">
            <text:p/>
          </table:table-cell>
          <table:table-cell table:style-name="ce45" office:value-type="string" calcext:value-type="string">
            <text:p>-</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formula="of:=IF([.$A268]&lt;&gt;&quot;&quot;;MAX([.$B$1:.$B267])+1;&quot;&quot;)">
            <text:p/>
          </table:table-cell>
          <table:table-cell table:style-name="ce4" table:formula="of:=CONCATENATE([.$D268];&quot;-&quot;;[.$E268])"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8]=&quot;&quot;;&quot;?&quot;;IF([.M268]=&quot;&quot;;&quot;新規&quot;;IF([.K268]=[.M268];&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8]=&quot;&quot;;&quot;?&quot;;IF([.O268]=&quot;&quot;;&quot;新規&quot;;IF([.M268]=[.O268];&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269]&lt;&gt;&quot;&quot;;MAX([.$B$1:.$B268])+1;&quot;&quot;)">
            <text:p/>
          </table:table-cell>
          <table:table-cell table:style-name="ce4" table:formula="of:=CONCATENATE([.$D269];&quot;-&quot;;[.$E269])"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9]=&quot;&quot;;&quot;?&quot;;IF([.M269]=&quot;&quot;;&quot;新規&quot;;IF([.K269]=[.M269];&quot;&quot;;&quot;変更あり&quot;)))">
            <text:p/>
          </table:table-cell>
          <table:table-cell table:style-name="ce8" office:value-type="string" calcext:value-type="string">
            <text:p>-</text:p>
          </table:table-cell>
          <table:table-cell table:style-name="ce7" table:formula="of:=IF([.M269]=&quot;&quot;;&quot;?&quot;;IF([.O269]=&quot;&quot;;&quot;新規&quot;;IF([.M269]=[.O269];&quot;&quot;;&quot;○&quot;)))">
            <text:p/>
          </table:table-cell>
          <table:table-cell table:style-name="ce45" office:value-type="string" calcext:value-type="string">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270]&lt;&gt;&quot;&quot;;MAX([.$B$1:.$B269])+1;&quot;&quot;)">
            <text:p/>
          </table:table-cell>
          <table:table-cell table:style-name="ce4" table:formula="of:=CONCATENATE([.$D270];&quot;-&quot;;[.$E270])"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271]&lt;&gt;&quot;&quot;;MAX([.$B$1:.$B270])+1;&quot;&quot;)">
            <text:p/>
          </table:table-cell>
          <table:table-cell table:style-name="ce4" table:formula="of:=CONCATENATE([.$D271];&quot;-&quot;;[.$E271])"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272]&lt;&gt;&quot;&quot;;MAX([.$B$1:.$B271])+1;&quot;&quot;)">
            <text:p/>
          </table:table-cell>
          <table:table-cell table:style-name="ce4" table:formula="of:=CONCATENATE([.$D272];&quot;-&quot;;[.$E272])"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2]=&quot;&quot;;&quot;?&quot;;IF([.M272]=&quot;&quot;;&quot;新規&quot;;IF([.K272]=[.M272];&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67">
          <table:table-cell table:style-name="ce1"/>
          <table:table-cell table:style-name="ce4" table:formula="of:=IF([.$A273]&lt;&gt;&quot;&quot;;MAX([.$B$1:.$B272])+1;&quot;&quot;)">
            <text:p/>
          </table:table-cell>
          <table:table-cell table:style-name="ce4" table:formula="of:=CONCATENATE([.$D273];&quot;-&quot;;[.$E273])"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3]=&quot;&quot;;&quot;?&quot;;IF([.M273]=&quot;&quot;;&quot;新規&quot;;IF([.K273]=[.M273];&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274]&lt;&gt;&quot;&quot;;MAX([.$B$1:.$B273])+1;&quot;&quot;)">
            <text:p/>
          </table:table-cell>
          <table:table-cell table:style-name="ce4" table:formula="of:=CONCATENATE([.$D274];&quot;-&quot;;[.$E274])"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16">
          <table:table-cell table:style-name="ce1"/>
          <table:table-cell table:style-name="ce4" table:formula="of:=IF([.$A275]&lt;&gt;&quot;&quot;;MAX([.$B$1:.$B274])+1;&quot;&quot;)">
            <text:p/>
          </table:table-cell>
          <table:table-cell table:style-name="ce4" table:formula="of:=CONCATENATE([.$D275];&quot;-&quot;;[.$E275])"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276]&lt;&gt;&quot;&quot;;MAX([.$B$1:.$B275])+1;&quot;&quot;)">
            <text:p/>
          </table:table-cell>
          <table:table-cell table:style-name="ce4" table:formula="of:=CONCATENATE([.$D276];&quot;-&quot;;[.$E276])"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6]=&quot;&quot;;&quot;?&quot;;IF([.M276]=&quot;&quot;;&quot;新規&quot;;IF([.K276]=[.M276];&quot;&quot;;&quot;変更あり&quot;)))">
            <text:p/>
          </table:table-cell>
          <table:table-cell table:style-name="ce45"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277]&lt;&gt;&quot;&quot;;MAX([.$B$1:.$B276])+1;&quot;&quot;)">
            <text:p/>
          </table:table-cell>
          <table:table-cell table:style-name="ce4" table:formula="of:=CONCATENATE([.$D277];&quot;-&quot;;[.$E277])"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7]=&quot;&quot;;&quot;?&quot;;IF([.M277]=&quot;&quot;;&quot;新規&quot;;IF([.K277]=[.M277];&quot;&quot;;&quot;変更あり&quot;)))">
            <text:p/>
          </table:table-cell>
          <table:table-cell table:style-name="ce45" office:value-type="string" calcext:value-type="string">
            <text:p>lockPref("browser.newtab.preload",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45" table:number-columns-repeated="3"/>
          <table:table-cell table:style-name="ce53"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278]&lt;&gt;&quot;&quot;;MAX([.$B$1:.$B277])+1;&quot;&quot;)">
            <text:p/>
          </table:table-cell>
          <table:table-cell table:style-name="ce4" table:formula="of:=CONCATENATE([.$D278];&quot;-&quot;;[.$E278])"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8]=&quot;&quot;;&quot;?&quot;;IF([.M278]=&quot;&quot;;&quot;新規&quot;;IF([.K278]=[.M278];&quot;&quot;;&quot;変更あり&quot;)))">
            <text:p/>
          </table:table-cell>
          <table:table-cell table:style-name="ce8" office:value-type="string" calcext:value-type="string">
            <text:p>clearPref("general.useragent.extra.microsoftdotnet");</text:p>
          </table:table-cell>
          <table:table-cell table:style-name="ce7" table:formula="of:=IF([.M278]=&quot;&quot;;&quot;?&quot;;IF([.O278]=&quot;&quot;;&quot;新規&quot;;IF([.M278]=[.O278];&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279]&lt;&gt;&quot;&quot;;MAX([.$B$1:.$B278])+1;&quot;&quot;)">
            <text:p/>
          </table:table-cell>
          <table:table-cell table:style-name="ce4" table:formula="of:=CONCATENATE([.$D279];&quot;-&quot;;[.$E279])"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9]=&quot;&quot;;&quot;?&quot;;IF([.M279]=&quot;&quot;;&quot;新規&quot;;IF([.K279]=[.M279];&quot;&quot;;&quot;変更あり&quot;)))">
            <text:p/>
          </table:table-cell>
          <table:table-cell table:style-name="ce8" office:value-type="string" calcext:value-type="string">
            <text:p>-</text:p>
          </table:table-cell>
          <table:table-cell table:style-name="ce7" table:formula="of:=IF([.M279]=&quot;&quot;;&quot;?&quot;;IF([.O279]=&quot;&quot;;&quot;新規&quot;;IF([.M279]=[.O279];&quot;&quot;;&quot;○&quot;)))">
            <text:p/>
          </table:table-cell>
          <table:table-cell table:style-name="ce45" office:value-type="string" calcext:value-type="string">
            <text:p>-</text:p>
          </table:table-cell>
          <table:table-cell table:style-name="ce45" table:number-columns-repeated="2"/>
          <table:table-cell table:style-name="ce53" table:formula="of:=IFERROR(VLOOKUP([.$C279];[$'verify-targets-to-chapters'.$A$1:.$B$999];2;0);IF([.$A279]=&quot;&quot;;&quot;&quot;;&quot;省略&quot;))">
            <text:p/>
          </table:table-cell>
          <table:table-cell table:number-columns-repeated="1006"/>
        </table:table-row>
        <table:table-row table:style-name="ro3">
          <table:table-cell table:style-name="ce1"/>
          <table:table-cell table:style-name="ce4" table:formula="of:=IF([.$A280]&lt;&gt;&quot;&quot;;MAX([.$B$1:.$B279])+1;&quot;&quot;)">
            <text:p/>
          </table:table-cell>
          <table:table-cell table:style-name="ce4" table:formula="of:=CONCATENATE([.$D280];&quot;-&quot;;[.$E280])"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0);</text:p>
          </table:table-cell>
          <table:table-cell table:style-name="ce7" table:formula="of:=IF([.M280]=&quot;&quot;;&quot;?&quot;;IF([.O280]=&quot;&quot;;&quot;新規&quot;;IF([.M280]=[.O280];&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80];[$'verify-targets-to-chapters'.$A$1:.$B$999];2;0);IF([.$A280]=&quot;&quot;;&quot;&quot;;&quot;省略&quot;))">
            <text:p/>
          </table:table-cell>
          <table:table-cell table:number-columns-repeated="1006"/>
        </table:table-row>
        <table:table-row table:style-name="ro35">
          <table:table-cell table:style-name="ce1"/>
          <table:table-cell table:style-name="ce4" table:formula="of:=IF([.$A281]&lt;&gt;&quot;&quot;;MAX([.$B$1:.$B280])+1;&quot;&quot;)">
            <text:p/>
          </table:table-cell>
          <table:table-cell table:style-name="ce4" table:formula="of:=CONCATENATE([.$D281];&quot;-&quot;;[.$E281])"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1]=&quot;&quot;;&quot;?&quot;;IF([.M281]=&quot;&quot;;&quot;新規&quot;;IF([.K281]=[.M281];&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1]=&quot;&quot;;&quot;?&quot;;IF([.O281]=&quot;&quot;;&quot;新規&quot;;IF([.M281]=[.O281];&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1];[$'verify-targets-to-chapters'.$A$1:.$B$999];2;0);IF([.$A281]=&quot;&quot;;&quot;&quot;;&quot;省略&quot;))">
            <text:p/>
          </table:table-cell>
          <table:table-cell table:number-columns-repeated="1006"/>
        </table:table-row>
        <table:table-row table:style-name="ro68">
          <table:table-cell table:style-name="ce1"/>
          <table:table-cell table:style-name="ce4" table:formula="of:=IF([.$A282]&lt;&gt;&quot;&quot;;MAX([.$B$1:.$B281])+1;&quot;&quot;)">
            <text:p/>
          </table:table-cell>
          <table:table-cell table:style-name="ce4" table:formula="of:=CONCATENATE([.$D282];&quot;-&quot;;[.$E282])"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2]=&quot;&quot;;&quot;?&quot;;IF([.M282]=&quot;&quot;;&quot;新規&quot;;IF([.K282]=[.M282];&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2]=&quot;&quot;;&quot;?&quot;;IF([.O282]=&quot;&quot;;&quot;新規&quot;;IF([.M282]=[.O282];&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283]&lt;&gt;&quot;&quot;;MAX([.$B$1:.$B282])+1;&quot;&quot;)">
            <text:p/>
          </table:table-cell>
          <table:table-cell table:style-name="ce4" table:formula="of:=CONCATENATE([.$D283];&quot;-&quot;;[.$E283])"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4);</text:p>
          </table:table-cell>
          <table:table-cell table:style-name="ce7" table:formula="of:=IF([.M283]=&quot;&quot;;&quot;?&quot;;IF([.O283]=&quot;&quot;;&quot;新規&quot;;IF([.M283]=[.O283];&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284]&lt;&gt;&quot;&quot;;MAX([.$B$1:.$B283])+1;&quot;&quot;)">
            <text:p/>
          </table:table-cell>
          <table:table-cell table:style-name="ce4" table:formula="of:=CONCATENATE([.$D284];&quot;-&quot;;[.$E284])"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5);</text:p>
          </table:table-cell>
          <table:table-cell table:style-name="ce7" table:formula="of:=IF([.M284]=&quot;&quot;;&quot;?&quot;;IF([.O284]=&quot;&quot;;&quot;新規&quot;;IF([.M284]=[.O284];&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285]&lt;&gt;&quot;&quot;;MAX([.$B$1:.$B284])+1;&quot;&quot;)">
            <text:p/>
          </table:table-cell>
          <table:table-cell table:style-name="ce4" table:formula="of:=CONCATENATE([.$D285];&quot;-&quot;;[.$E285])" office:value-type="string" office:string-value="Network-3-1" calcext:value-type="string">
            <text:p>Network-3-1</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286]&lt;&gt;&quot;&quot;;MAX([.$B$1:.$B285])+1;&quot;&quot;)">
            <text:p/>
          </table:table-cell>
          <table:table-cell table:style-name="ce4" table:formula="of:=CONCATENATE([.$D286];&quot;-&quot;;[.$E286])" office:value-type="string" office:string-value="Network-3-2" calcext:value-type="string">
            <text:p>Network-3-2</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6]=&quot;&quot;;&quot;?&quot;;IF([.M286]=&quot;&quot;;&quot;新規&quot;;IF([.K286]=[.M286];&quot;&quot;;&quot;変更あり&quot;)))">
            <text:p/>
          </table:table-cell>
          <table:table-cell table:style-name="ce46" office:value-type="string" calcext:value-type="string">
            <text:p>Firefox 39時点で廃止</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3">
          <table:table-cell table:style-name="ce1"/>
          <table:table-cell table:style-name="ce4" table:formula="of:=IF([.$A287]&lt;&gt;&quot;&quot;;MAX([.$B$1:.$B286])+1;&quot;&quot;)">
            <text:p/>
          </table:table-cell>
          <table:table-cell table:style-name="ce4" table:formula="of:=CONCATENATE([.$D287];&quot;-&quot;;[.$E287])"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7]=&quot;&quot;;&quot;?&quot;;IF([.M287]=&quot;&quot;;&quot;新規&quot;;IF([.K287]=[.M287];&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7]=&quot;&quot;;&quot;?&quot;;IF([.O287]=&quot;&quot;;&quot;新規&quot;;IF([.M287]=[.O287];&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27">
          <table:table-cell table:style-name="ce1"/>
          <table:table-cell table:style-name="ce4" table:formula="of:=IF([.$A288]&lt;&gt;&quot;&quot;;MAX([.$B$1:.$B287])+1;&quot;&quot;)">
            <text:p/>
          </table:table-cell>
          <table:table-cell table:style-name="ce4" table:formula="of:=CONCATENATE([.$D288];&quot;-&quot;;[.$E288])"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289]&lt;&gt;&quot;&quot;;MAX([.$B$1:.$B288])+1;&quot;&quot;)">
            <text:p/>
          </table:table-cell>
          <table:table-cell table:style-name="ce4" table:formula="of:=CONCATENATE([.$D289];&quot;-&quot;;[.$E289])"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9]=&quot;&quot;;&quot;?&quot;;IF([.M289]=&quot;&quot;;&quot;新規&quot;;IF([.K289]=[.M289];&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9]=&quot;&quot;;&quot;?&quot;;IF([.O289]=&quot;&quot;;&quot;新規&quot;;IF([.M289]=[.O289];&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290]&lt;&gt;&quot;&quot;;MAX([.$B$1:.$B289])+1;&quot;&quot;)">
            <text:p/>
          </table:table-cell>
          <table:table-cell table:style-name="ce4" table:formula="of:=CONCATENATE([.$D290];&quot;-&quot;;[.$E290])"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tru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291]&lt;&gt;&quot;&quot;;MAX([.$B$1:.$B290])+1;&quot;&quot;)">
            <text:p/>
          </table:table-cell>
          <table:table-cell table:style-name="ce4" table:formula="of:=CONCATENATE([.$D291];&quot;-&quot;;[.$E291])"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1]=&quot;&quot;;&quot;?&quot;;IF([.M291]=&quot;&quot;;&quot;新規&quot;;IF([.K291]=[.M291];&quot;&quot;;&quot;変更あり&quot;)))">
            <text:p/>
          </table:table-cell>
          <table:table-cell table:style-name="ce8" office:value-type="string" calcext:value-type="string">
            <text:p>lockPref("network.http.spdy.enabled", false);</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292]&lt;&gt;&quot;&quot;;MAX([.$B$1:.$B291])+1;&quot;&quot;)">
            <text:p/>
          </table:table-cell>
          <table:table-cell table:style-name="ce4" table:formula="of:=CONCATENATE([.$D292];&quot;-&quot;;[.$E292])"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2]=&quot;&quot;;&quot;?&quot;;IF([.M292]=&quot;&quot;;&quot;新規&quot;;IF([.K292]=[.M292];&quot;&quot;;&quot;変更あり&quot;)))">
            <text:p/>
          </table:table-cell>
          <table:table-cell table:style-name="ce8" office:value-type="string" calcext:value-type="string">
            <text:p>-</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70">
          <table:table-cell table:style-name="ce1"/>
          <table:table-cell table:style-name="ce4" table:formula="of:=IF([.$A293]&lt;&gt;&quot;&quot;;MAX([.$B$1:.$B292])+1;&quot;&quot;)">
            <text:p/>
          </table:table-cell>
          <table:table-cell table:style-name="ce4" table:formula="of:=CONCATENATE([.$D293];&quot;-&quot;;[.$E293])"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3]=&quot;&quot;;&quot;?&quot;;IF([.M293]=&quot;&quot;;&quot;新規&quot;;IF([.K293]=[.M293];&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294]&lt;&gt;&quot;&quot;;MAX([.$B$1:.$B293])+1;&quot;&quot;)">
            <text:p/>
          </table:table-cell>
          <table:table-cell table:style-name="ce4" table:formula="of:=CONCATENATE([.$D294];&quot;-&quot;;[.$E294])"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295]&lt;&gt;&quot;&quot;;MAX([.$B$1:.$B294])+1;&quot;&quot;)">
            <text:p/>
          </table:table-cell>
          <table:table-cell table:style-name="ce4" table:formula="of:=CONCATENATE([.$D295];&quot;-&quot;;[.$E295])"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dns.disableIPv6",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7">
          <table:table-cell table:style-name="ce1"/>
          <table:table-cell table:style-name="ce4" table:formula="of:=IF([.$A296]&lt;&gt;&quot;&quot;;MAX([.$B$1:.$B295])+1;&quot;&quot;)">
            <text:p/>
          </table:table-cell>
          <table:table-cell table:style-name="ce4" table:formula="of:=CONCATENATE([.$D296];&quot;-&quot;;[.$E296])"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6]=&quot;&quot;;&quot;?&quot;;IF([.M296]=&quot;&quot;;&quot;新規&quot;;IF([.K296]=[.M296];&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297]&lt;&gt;&quot;&quot;;MAX([.$B$1:.$B296])+1;&quot;&quot;)">
            <text:p/>
          </table:table-cell>
          <table:table-cell table:style-name="ce4" table:formula="of:=CONCATENATE([.$D297];&quot;-&quot;;[.$E297])"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7]=&quot;&quot;;&quot;?&quot;;IF([.M297]=&quot;&quot;;&quot;新規&quot;;IF([.K297]=[.M297];&quot;&quot;;&quot;変更あり&quot;)))">
            <text:p/>
          </table:table-cell>
          <table:table-cell table:style-name="ce40"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298]&lt;&gt;&quot;&quot;;MAX([.$B$1:.$B297])+1;&quot;&quot;)">
            <text:p/>
          </table:table-cell>
          <table:table-cell table:style-name="ce4" table:formula="of:=CONCATENATE([.$D298];&quot;-&quot;;[.$E298])"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8]=&quot;&quot;;&quot;?&quot;;IF([.M298]=&quot;&quot;;&quot;新規&quot;;IF([.K298]=[.M298];&quot;&quot;;&quot;変更あり&quot;)))">
            <text:p/>
          </table:table-cell>
          <table:table-cell table:style-name="ce8" office:value-type="string" calcext:value-type="string">
            <text:p>-</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299]&lt;&gt;&quot;&quot;;MAX([.$B$1:.$B298])+1;&quot;&quot;)">
            <text:p/>
          </table:table-cell>
          <table:table-cell table:style-name="ce4" table:formula="of:=CONCATENATE([.$D299];&quot;-&quot;;[.$E299])"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dns.blockDotOnion",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300]&lt;&gt;&quot;&quot;;MAX([.$B$1:.$B299])+1;&quot;&quot;)">
            <text:p/>
          </table:table-cell>
          <table:table-cell table:style-name="ce4" table:formula="of:=CONCATENATE([.$D300];&quot;-&quot;;[.$E300])"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301]&lt;&gt;&quot;&quot;;MAX([.$B$1:.$B300])+1;&quot;&quot;)">
            <text:p/>
          </table:table-cell>
          <table:table-cell table:style-name="ce4" table:formula="of:=CONCATENATE([.$D301];&quot;-&quot;;[.$E301])"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1]=&quot;&quot;;&quot;?&quot;;IF([.M301]=&quot;&quot;;&quot;新規&quot;;IF([.K301]=[.M301];&quot;&quot;;&quot;変更あり&quot;)))">
            <text:p/>
          </table:table-cell>
          <table:table-cell table:style-name="ce8" office:value-type="string" calcext:value-type="string">
            <text:p>lockPref("general.useragent.override", "（任意の内容）");</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302]&lt;&gt;&quot;&quot;;MAX([.$B$1:.$B301])+1;&quot;&quot;)">
            <text:p/>
          </table:table-cell>
          <table:table-cell table:style-name="ce4" table:formula="of:=CONCATENATE([.$D302];&quot;-&quot;;[.$E302])"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71">
          <table:table-cell table:style-name="ce1"/>
          <table:table-cell table:style-name="ce4" table:formula="of:=IF([.$A303]&lt;&gt;&quot;&quot;;MAX([.$B$1:.$B302])+1;&quot;&quot;)">
            <text:p/>
          </table:table-cell>
          <table:table-cell table:style-name="ce4" table:formula="of:=CONCATENATE([.$D303];&quot;-&quot;;[.$E303])"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jar.block-remote-files",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304]&lt;&gt;&quot;&quot;;MAX([.$B$1:.$B303])+1;&quot;&quot;)">
            <text:p/>
          </table:table-cell>
          <table:table-cell table:style-name="ce4" table:formula="of:=CONCATENATE([.$D304];&quot;-&quot;;[.$E304])"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305]&lt;&gt;&quot;&quot;;MAX([.$B$1:.$B304])+1;&quot;&quot;)">
            <text:p/>
          </table:table-cell>
          <table:table-cell table:style-name="ce4" table:formula="of:=CONCATENATE([.$D305];&quot;-&quot;;[.$E305])"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306]&lt;&gt;&quot;&quot;;MAX([.$B$1:.$B305])+1;&quot;&quot;)">
            <text:p/>
          </table:table-cell>
          <table:table-cell table:style-name="ce4" table:formula="of:=CONCATENATE([.$D306];&quot;-&quot;;[.$E306])"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307]&lt;&gt;&quot;&quot;;MAX([.$B$1:.$B306])+1;&quot;&quot;)">
            <text:p/>
          </table:table-cell>
          <table:table-cell table:style-name="ce4" table:formula="of:=CONCATENATE([.$D307];&quot;-&quot;;[.$E307])"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7">
          <table:table-cell table:style-name="ce1"/>
          <table:table-cell table:style-name="ce4" table:formula="of:=IF([.$A308]&lt;&gt;&quot;&quot;;MAX([.$B$1:.$B307])+1;&quot;&quot;)">
            <text:p/>
          </table:table-cell>
          <table:table-cell table:style-name="ce4" table:formula="of:=CONCATENATE([.$D308];&quot;-&quot;;[.$E308])"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309]&lt;&gt;&quot;&quot;;MAX([.$B$1:.$B308])+1;&quot;&quot;)">
            <text:p/>
          </table:table-cell>
          <table:table-cell table:style-name="ce4" table:formula="of:=CONCATENATE([.$D309];&quot;-&quot;;[.$E309])"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6">
          <table:table-cell table:style-name="ce1"/>
          <table:table-cell table:style-name="ce4" table:formula="of:=IF([.$A310]&lt;&gt;&quot;&quot;;MAX([.$B$1:.$B309])+1;&quot;&quot;)">
            <text:p/>
          </table:table-cell>
          <table:table-cell table:style-name="ce4" table:formula="of:=CONCATENATE([.$D310];&quot;-&quot;;[.$E310])"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10];[$'verify-targets-to-chapters'.$A$1:.$B$999];2;0);IF([.$A310]=&quot;&quot;;&quot;&quot;;&quot;省略&quot;))">
            <text:p/>
          </table:table-cell>
          <table:table-cell table:number-columns-repeated="1006"/>
        </table:table-row>
        <table:table-row table:style-name="ro72">
          <table:table-cell table:style-name="ce1"/>
          <table:table-cell table:style-name="ce4" table:formula="of:=IF([.$A311]&lt;&gt;&quot;&quot;;MAX([.$B$1:.$B310])+1;&quot;&quot;)">
            <text:p/>
          </table:table-cell>
          <table:table-cell table:style-name="ce4" table:formula="of:=CONCATENATE([.$D311];&quot;-&quot;;[.$E311])"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1]=&quot;&quot;;&quot;?&quot;;IF([.M311]=&quot;&quot;;&quot;新規&quot;;IF([.K311]=[.M311];&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1]=&quot;&quot;;&quot;?&quot;;IF([.O311]=&quot;&quot;;&quot;新規&quot;;IF([.M311]=[.O311];&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312]&lt;&gt;&quot;&quot;;MAX([.$B$1:.$B311])+1;&quot;&quot;)">
            <text:p/>
          </table:table-cell>
          <table:table-cell table:style-name="ce4" table:formula="of:=CONCATENATE([.$D312];&quot;-&quot;;[.$E312])"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2]=&quot;&quot;;&quot;?&quot;;IF([.M312]=&quot;&quot;;&quot;新規&quot;;IF([.K312]=[.M312];&quot;&quot;;&quot;変更あり&quot;)))">
            <text:p/>
          </table:table-cell>
          <table:table-cell table:style-name="ce8" office:value-type="string" calcext:value-type="string">
            <text:p>-</text:p>
          </table:table-cell>
          <table:table-cell table:style-name="ce7" table:formula="of:=IF([.M312]=&quot;&quot;;&quot;?&quot;;IF([.O312]=&quot;&quot;;&quot;新規&quot;;IF([.M312]=[.O312];&quot;&quot;;&quot;○&quot;)))">
            <text:p/>
          </table:table-cell>
          <table:table-cell table:style-name="ce45" office:value-type="string" calcext:value-type="string">
            <text:p>-</text:p>
          </table:table-cell>
          <table:table-cell table:style-name="ce45" table:number-columns-repeated="2"/>
          <table:table-cell table:style-name="ce53" table:formula="of:=IFERROR(VLOOKUP([.$C312];[$'verify-targets-to-chapters'.$A$1:.$B$999];2;0);IF([.$A312]=&quot;&quot;;&quot;&quot;;&quot;省略&quot;))">
            <text:p/>
          </table:table-cell>
          <table:table-cell table:number-columns-repeated="1006"/>
        </table:table-row>
        <table:table-row table:style-name="ro73">
          <table:table-cell table:style-name="ce1"/>
          <table:table-cell table:style-name="ce4" table:formula="of:=IF([.$A313]&lt;&gt;&quot;&quot;;MAX([.$B$1:.$B312])+1;&quot;&quot;)">
            <text:p/>
          </table:table-cell>
          <table:table-cell table:style-name="ce4" table:formula="of:=CONCATENATE([.$D313];&quot;-&quot;;[.$E313])"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3]=&quot;&quot;;&quot;?&quot;;IF([.M313]=&quot;&quot;;&quot;新規&quot;;IF([.K313]=[.M313];&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3]=&quot;&quot;;&quot;?&quot;;IF([.O313]=&quot;&quot;;&quot;新規&quot;;IF([.M313]=[.O313];&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3];[$'verify-targets-to-chapters'.$A$1:.$B$999];2;0);IF([.$A313]=&quot;&quot;;&quot;&quot;;&quot;省略&quot;))">
            <text:p/>
          </table:table-cell>
          <table:table-cell table:number-columns-repeated="1006"/>
        </table:table-row>
        <table:table-row table:style-name="ro7">
          <table:table-cell table:style-name="ce1"/>
          <table:table-cell table:style-name="ce4" table:formula="of:=IF([.$A314]&lt;&gt;&quot;&quot;;MAX([.$B$1:.$B313])+1;&quot;&quot;)">
            <text:p/>
          </table:table-cell>
          <table:table-cell table:style-name="ce4" table:formula="of:=CONCATENATE([.$D314];&quot;-&quot;;[.$E314])"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4]=&quot;&quot;;&quot;?&quot;;IF([.M314]=&quot;&quot;;&quot;新規&quot;;IF([.K314]=[.M314];&quot;&quot;;&quot;変更あり&quot;)))">
            <text:p/>
          </table:table-cell>
          <table:table-cell table:style-name="ce8" office:value-type="string" calcext:value-type="string">
            <text:p>lockPref("extensions.update.enabled", true);</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4];[$'verify-targets-to-chapters'.$A$1:.$B$999];2;0);IF([.$A314]=&quot;&quot;;&quot;&quot;;&quot;省略&quot;))">
            <text:p/>
          </table:table-cell>
          <table:table-cell table:number-columns-repeated="1006"/>
        </table:table-row>
        <table:table-row table:style-name="ro23">
          <table:table-cell table:style-name="ce1"/>
          <table:table-cell table:style-name="ce4" table:formula="of:=IF([.$A315]&lt;&gt;&quot;&quot;;MAX([.$B$1:.$B314])+1;&quot;&quot;)">
            <text:p/>
          </table:table-cell>
          <table:table-cell table:style-name="ce4" table:formula="of:=CONCATENATE([.$D315];&quot;-&quot;;[.$E315])"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5]=&quot;&quot;;&quot;?&quot;;IF([.M315]=&quot;&quot;;&quot;新規&quot;;IF([.K315]=[.M315];&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5]=&quot;&quot;;&quot;?&quot;;IF([.O315]=&quot;&quot;;&quot;新規&quot;;IF([.M315]=[.O315];&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316]&lt;&gt;&quot;&quot;;MAX([.$B$1:.$B315])+1;&quot;&quot;)">
            <text:p/>
          </table:table-cell>
          <table:table-cell table:style-name="ce4" table:formula="of:=CONCATENATE([.$D316];&quot;-&quot;;[.$E316])"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true);</text:p>
          </table:table-cell>
          <table:table-cell table:style-name="ce7" table:formula="of:=IF([.M316]=&quot;&quot;;&quot;?&quot;;IF([.O316]=&quot;&quot;;&quot;新規&quot;;IF([.M316]=[.O316];&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317]&lt;&gt;&quot;&quot;;MAX([.$B$1:.$B316])+1;&quot;&quot;)">
            <text:p/>
          </table:table-cell>
          <table:table-cell table:style-name="ce4" table:formula="of:=CONCATENATE([.$D317];&quot;-&quot;;[.$E317])"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7]=&quot;&quot;;&quot;?&quot;;IF([.M317]=&quot;&quot;;&quot;新規&quot;;IF([.K317]=[.M317];&quot;&quot;;&quot;変更あり&quot;)))">
            <text:p/>
          </table:table-cell>
          <table:table-cell table:style-name="ce8" office:value-type="string" calcext:value-type="string">
            <text:p>lockPref("browser.search.update", false);</text:p>
          </table:table-cell>
          <table:table-cell table:style-name="ce7" table:formula="of:=IF([.M317]=&quot;&quot;;&quot;?&quot;;IF([.O317]=&quot;&quot;;&quot;新規&quot;;IF([.M317]=[.O317];&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7];[$'verify-targets-to-chapters'.$A$1:.$B$999];2;0);IF([.$A317]=&quot;&quot;;&quot;&quot;;&quot;省略&quot;))">
            <text:p/>
          </table:table-cell>
          <table:table-cell table:number-columns-repeated="1006"/>
        </table:table-row>
        <table:table-row table:style-name="ro4">
          <table:table-cell table:style-name="ce1"/>
          <table:table-cell table:style-name="ce4" table:formula="of:=IF([.$A318]&lt;&gt;&quot;&quot;;MAX([.$B$1:.$B317])+1;&quot;&quot;)">
            <text:p/>
          </table:table-cell>
          <table:table-cell table:style-name="ce4" table:formula="of:=CONCATENATE([.$D318];&quot;-&quot;;[.$E318])"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8]=&quot;&quot;;&quot;?&quot;;IF([.M318]=&quot;&quot;;&quot;新規&quot;;IF([.K318]=[.M318];&quot;&quot;;&quot;変更あり&quot;)))">
            <text:p/>
          </table:table-cell>
          <table:table-cell table:style-name="ce45" office:value-type="string" calcext:value-type="string">
            <text:p>-</text:p>
          </table:table-cell>
          <table:table-cell table:style-name="ce7" table:formula="of:=IF([.M318]=&quot;&quot;;&quot;?&quot;;IF([.O318]=&quot;&quot;;&quot;新規&quot;;IF([.M318]=[.O318];&quot;&quot;;&quot;○&quot;)))">
            <text:p/>
          </table:table-cell>
          <table:table-cell table:style-name="ce45" office:value-type="string" calcext:value-type="string">
            <text:p>-</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319]&lt;&gt;&quot;&quot;;MAX([.$B$1:.$B318])+1;&quot;&quot;)">
            <text:p/>
          </table:table-cell>
          <table:table-cell table:style-name="ce4" table:formula="of:=CONCATENATE([.$D319];&quot;-&quot;;[.$E319])"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9]=&quot;&quot;;&quot;?&quot;;IF([.M319]=&quot;&quot;;&quot;新規&quot;;IF([.K319]=[.M319];&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9]=&quot;&quot;;&quot;?&quot;;IF([.O319]=&quot;&quot;;&quot;新規&quot;;IF([.M319]=[.O319];&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320]&lt;&gt;&quot;&quot;;MAX([.$B$1:.$B319])+1;&quot;&quot;)">
            <text:p/>
          </table:table-cell>
          <table:table-cell table:style-name="ce4" table:formula="of:=CONCATENATE([.$D320];&quot;-&quot;;[.$E320])"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tru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321]&lt;&gt;&quot;&quot;;MAX([.$B$1:.$B320])+1;&quot;&quot;)">
            <text:p/>
          </table:table-cell>
          <table:table-cell table:style-name="ce4" table:formula="of:=CONCATENATE([.$D321];&quot;-&quot;;[.$E321])"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1]=&quot;&quot;;&quot;?&quot;;IF([.M321]=&quot;&quot;;&quot;新規&quot;;IF([.K321]=[.M321];&quot;&quot;;&quot;変更あり&quot;)))">
            <text:p/>
          </table:table-cell>
          <table:table-cell table:style-name="ce45" office:value-type="string" calcext:value-type="string">
            <text:p>lockPref("lightweightThemes.update.enabled", false);</text:p>
          </table:table-cell>
          <table:table-cell table:style-name="ce7" table:formula="of:=IF([.M321]=&quot;&quot;;&quot;?&quot;;IF([.O321]=&quot;&quot;;&quot;新規&quot;;IF([.M321]=[.O321];&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322]&lt;&gt;&quot;&quot;;MAX([.$B$1:.$B321])+1;&quot;&quot;)">
            <text:p/>
          </table:table-cell>
          <table:table-cell table:style-name="ce4" table:formula="of:=CONCATENATE([.$D322];&quot;-&quot;;[.$E322])"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2]=&quot;&quot;;&quot;?&quot;;IF([.O322]=&quot;&quot;;&quot;新規&quot;;IF([.M322]=[.O322];&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323]&lt;&gt;&quot;&quot;;MAX([.$B$1:.$B322])+1;&quot;&quot;)">
            <text:p/>
          </table:table-cell>
          <table:table-cell table:style-name="ce4" table:formula="of:=CONCATENATE([.$D323];&quot;-&quot;;[.$E323])"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pdfjs.disabled", true);</text:p>
          </table:table-cell>
          <table:table-cell table:style-name="ce7" table:formula="of:=IF([.M323]=&quot;&quot;;&quot;?&quot;;IF([.O323]=&quot;&quot;;&quot;新規&quot;;IF([.M323]=[.O323];&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324]&lt;&gt;&quot;&quot;;MAX([.$B$1:.$B323])+1;&quot;&quot;)">
            <text:p/>
          </table:table-cell>
          <table:table-cell table:style-name="ce4" table:formula="of:=CONCATENATE([.$D324];&quot;-&quot;;[.$E324])"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tru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325]&lt;&gt;&quot;&quot;;MAX([.$B$1:.$B324])+1;&quot;&quot;)">
            <text:p/>
          </table:table-cell>
          <table:table-cell table:style-name="ce4" table:formula="of:=CONCATENATE([.$D325];&quot;-&quot;;[.$E325])"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5]=&quot;&quot;;&quot;?&quot;;IF([.M325]=&quot;&quot;;&quot;新規&quot;;IF([.K325]=[.M325];&quot;&quot;;&quot;変更あり&quot;)))">
            <text:p/>
          </table:table-cell>
          <table:table-cell table:style-name="ce45" office:value-type="string" calcext:value-type="string">
            <text:p>lockPref("accessibility.browsewithcaret_shortcut.enabled", false);</text:p>
          </table:table-cell>
          <table:table-cell table:style-name="ce7" table:formula="of:=IF([.M325]=&quot;&quot;;&quot;?&quot;;IF([.O325]=&quot;&quot;;&quot;新規&quot;;IF([.M325]=[.O325];&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5];[$'verify-targets-to-chapters'.$A$1:.$B$999];2;0);IF([.$A325]=&quot;&quot;;&quot;&quot;;&quot;省略&quot;))">
            <text:p/>
          </table:table-cell>
          <table:table-cell table:number-columns-repeated="1006"/>
        </table:table-row>
        <table:table-row table:style-name="ro4">
          <table:table-cell table:style-name="ce1"/>
          <table:table-cell table:style-name="ce4" table:formula="of:=IF([.$A326]&lt;&gt;&quot;&quot;;MAX([.$B$1:.$B325])+1;&quot;&quot;)">
            <text:p/>
          </table:table-cell>
          <table:table-cell table:style-name="ce4" table:formula="of:=CONCATENATE([.$D326];&quot;-&quot;;[.$E326])"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6]=&quot;&quot;;&quot;?&quot;;IF([.M326]=&quot;&quot;;&quot;新規&quot;;IF([.K326]=[.M326];&quot;&quot;;&quot;変更あり&quot;)))">
            <text:p/>
          </table:table-cell>
          <table:table-cell table:style-name="ce8" office:value-type="string" calcext:value-type="string">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19">
          <table:table-cell table:style-name="ce1"/>
          <table:table-cell table:style-name="ce4" table:formula="of:=IF([.$A327]&lt;&gt;&quot;&quot;;MAX([.$B$1:.$B326])+1;&quot;&quot;)">
            <text:p/>
          </table:table-cell>
          <table:table-cell table:style-name="ce4" table:formula="of:=CONCATENATE([.$D327];&quot;-&quot;;[.$E327])"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7]=&quot;&quot;;&quot;?&quot;;IF([.M327]=&quot;&quot;;&quot;新規&quot;;IF([.K327]=[.M327];&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74">
          <table:table-cell table:style-name="ce1"/>
          <table:table-cell table:style-name="ce4" table:formula="of:=IF([.$A328]&lt;&gt;&quot;&quot;;MAX([.$B$1:.$B327])+1;&quot;&quot;)">
            <text:p/>
          </table:table-cell>
          <table:table-cell table:style-name="ce4" table:formula="of:=CONCATENATE([.$D328];&quot;-&quot;;[.$E328])"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8]=&quot;&quot;;&quot;?&quot;;IF([.M328]=&quot;&quot;;&quot;新規&quot;;IF([.K328]=[.M328];&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329]&lt;&gt;&quot;&quot;;MAX([.$B$1:.$B328])+1;&quot;&quot;)">
            <text:p/>
          </table:table-cell>
          <table:table-cell table:style-name="ce4" table:formula="of:=CONCATENATE([.$D329];&quot;-&quot;;[.$E329])"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47"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330]&lt;&gt;&quot;&quot;;MAX([.$B$1:.$B329])+1;&quot;&quot;)">
            <text:p/>
          </table:table-cell>
          <table:table-cell table:style-name="ce4" table:formula="of:=CONCATENATE([.$D330];&quot;-&quot;;[.$E330])"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0]=&quot;&quot;;&quot;?&quot;;IF([.M330]=&quot;&quot;;&quot;新規&quot;;IF([.K330]=[.M330];&quot;&quot;;&quot;変更あり&quot;)))">
            <text:p/>
          </table:table-cell>
          <table:table-cell table:style-name="ce8" office:value-type="string" calcext:value-type="string">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331]&lt;&gt;&quot;&quot;;MAX([.$B$1:.$B330])+1;&quot;&quot;)">
            <text:p/>
          </table:table-cell>
          <table:table-cell table:style-name="ce4" table:formula="of:=CONCATENATE([.$D331];&quot;-&quot;;[.$E331])"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1]=&quot;&quot;;&quot;?&quot;;IF([.M331]=&quot;&quot;;&quot;新規&quot;;IF([.K331]=[.M331];&quot;&quot;;&quot;変更あり&quot;)))">
            <text:p/>
          </table:table-cell>
          <table:table-cell table:style-name="ce8" office:value-type="string" calcext:value-type="string">
            <text:p>lockPref("reader.parse-on-load.enabled", false)</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332]&lt;&gt;&quot;&quot;;MAX([.$B$1:.$B331])+1;&quot;&quot;)">
            <text:p/>
          </table:table-cell>
          <table:table-cell table:style-name="ce4" table:formula="of:=CONCATENATE([.$D332];&quot;-&quot;;[.$E332])"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333]&lt;&gt;&quot;&quot;;MAX([.$B$1:.$B332])+1;&quot;&quot;)">
            <text:p/>
          </table:table-cell>
          <table:table-cell table:style-name="ce4" table:formula="of:=CONCATENATE([.$D333];&quot;-&quot;;[.$E333])"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3]=&quot;&quot;;&quot;?&quot;;IF([.M333]=&quot;&quot;;&quot;新規&quot;;IF([.K333]=[.M333];&quot;&quot;;&quot;変更あり&quot;)))">
            <text:p/>
          </table:table-cell>
          <table:table-cell table:style-name="ce8" office:value-type="string" calcext:value-type="string">
            <text:p>lockPref("layout.spellcheckDefault", 0);</text:p>
          </table:table-cell>
          <table:table-cell table:style-name="ce7" table:formula="of:=IF([.M333]=&quot;&quot;;&quot;?&quot;;IF([.O333]=&quot;&quot;;&quot;新規&quot;;IF([.M333]=[.O333];&quot;&quot;;&quot;○&quot;)))" office:value-type="string" office:string-value="新規" calcext:value-type="string">
            <text:p>新規</text:p>
          </table:table-cell>
          <table:table-cell table:style-name="ce45" table:number-columns-repeated="3"/>
          <table:table-cell table:style-name="ce53" table:formula="of:=IFERROR(VLOOKUP([.$C333];[$'verify-targets-to-chapters'.$A$1:.$B$999];2;0);IF([.$A333]=&quot;&quot;;&quot;&quot;;&quot;省略&quot;))">
            <text:p/>
          </table:table-cell>
          <table:table-cell table:number-columns-repeated="1006"/>
        </table:table-row>
        <table:table-row table:style-name="ro75">
          <table:table-cell table:style-name="ce1"/>
          <table:table-cell table:style-name="ce4" table:formula="of:=IF([.$A334]&lt;&gt;&quot;&quot;;MAX([.$B$1:.$B333])+1;&quot;&quot;)">
            <text:p/>
          </table:table-cell>
          <table:table-cell table:style-name="ce4" table:formula="of:=CONCATENATE([.$D334];&quot;-&quot;;[.$E334])"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4]=&quot;&quot;;&quot;?&quot;;IF([.M334]=&quot;&quot;;&quot;新規&quot;;IF([.K334]=[.M334];&quot;&quot;;&quot;変更あり&quot;)))">
            <text:p/>
          </table:table-cell>
          <table:table-cell table:style-name="ce45" office:value-type="string" calcext:value-type="string">
            <text:p>lockPref("dom.successive_dialog_time_limit", 0);</text:p>
          </table:table-cell>
          <table:table-cell table:style-name="ce7" table:formula="of:=IF([.M334]=&quot;&quot;;&quot;?&quot;;IF([.O334]=&quot;&quot;;&quot;新規&quot;;IF([.M334]=[.O334];&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
          <table:table-cell table:style-name="ce1"/>
          <table:table-cell table:style-name="ce4" table:formula="of:=IF([.$A335]&lt;&gt;&quot;&quot;;MAX([.$B$1:.$B334])+1;&quot;&quot;)">
            <text:p/>
          </table:table-cell>
          <table:table-cell table:style-name="ce4" table:formula="of:=CONCATENATE([.$D335];&quot;-&quot;;[.$E335])"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5]=&quot;&quot;;&quot;?&quot;;IF([.M335]=&quot;&quot;;&quot;新規&quot;;IF([.K335]=[.M335];&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5]=&quot;&quot;;&quot;?&quot;;IF([.O335]=&quot;&quot;;&quot;新規&quot;;IF([.M335]=[.O335];&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56">
          <table:table-cell table:style-name="ce1"/>
          <table:table-cell table:style-name="ce4" table:formula="of:=IF([.$A336]&lt;&gt;&quot;&quot;;MAX([.$B$1:.$B335])+1;&quot;&quot;)">
            <text:p/>
          </table:table-cell>
          <table:table-cell table:style-name="ce4" table:formula="of:=CONCATENATE([.$D336];&quot;-&quot;;[.$E336])"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6]=&quot;&quot;;&quot;?&quot;;IF([.M336]=&quot;&quot;;&quot;新規&quot;;IF([.K336]=[.M336];&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337]&lt;&gt;&quot;&quot;;MAX([.$B$1:.$B336])+1;&quot;&quot;)">
            <text:p/>
          </table:table-cell>
          <table:table-cell table:style-name="ce4" table:formula="of:=CONCATENATE([.$D337];&quot;-&quot;;[.$E337])"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7]=&quot;&quot;;&quot;?&quot;;IF([.O337]=&quot;&quot;;&quot;新規&quot;;IF([.M337]=[.O337];&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7];[$'verify-targets-to-chapters'.$A$1:.$B$999];2;0);IF([.$A337]=&quot;&quot;;&quot;&quot;;&quot;省略&quot;))">
            <text:p/>
          </table:table-cell>
          <table:table-cell table:number-columns-repeated="1006"/>
        </table:table-row>
        <table:table-row table:style-name="ro39">
          <table:table-cell table:style-name="ce1"/>
          <table:table-cell table:style-name="ce4" table:formula="of:=IF([.$A338]&lt;&gt;&quot;&quot;;MAX([.$B$1:.$B337])+1;&quot;&quot;)">
            <text:p/>
          </table:table-cell>
          <table:table-cell table:style-name="ce4" table:formula="of:=CONCATENATE([.$D338];&quot;-&quot;;[.$E338])"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8]=&quot;&quot;;&quot;?&quot;;IF([.M338]=&quot;&quot;;&quot;新規&quot;;IF([.K338]=[.M338];&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8]=&quot;&quot;;&quot;?&quot;;IF([.O338]=&quot;&quot;;&quot;新規&quot;;IF([.M338]=[.O338];&quot;&quot;;&quot;○&quot;)))" office:value-type="string" office:string-value="新規" calcext:value-type="string">
            <text:p>新規</text:p>
          </table:table-cell>
          <table:table-cell table:style-name="ce45" table:number-columns-repeated="3"/>
          <table:table-cell table:style-name="ce53" table:formula="of:=IFERROR(VLOOKUP([.$C338];[$'verify-targets-to-chapters'.$A$1:.$B$999];2;0);IF([.$A338]=&quot;&quot;;&quot;&quot;;&quot;省略&quot;))">
            <text:p/>
          </table:table-cell>
          <table:table-cell table:number-columns-repeated="1006"/>
        </table:table-row>
        <table:table-row table:style-name="ro33">
          <table:table-cell table:style-name="ce1"/>
          <table:table-cell table:style-name="ce4" table:formula="of:=IF([.$A339]&lt;&gt;&quot;&quot;;MAX([.$B$1:.$B338])+1;&quot;&quot;)">
            <text:p/>
          </table:table-cell>
          <table:table-cell table:style-name="ce4" table:formula="of:=CONCATENATE([.$D339];&quot;-&quot;;[.$E339])"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9]=&quot;&quot;;&quot;?&quot;;IF([.M339]=&quot;&quot;;&quot;新規&quot;;IF([.K339]=[.M339];&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9]=&quot;&quot;;&quot;?&quot;;IF([.O339]=&quot;&quot;;&quot;新規&quot;;IF([.M339]=[.O339];&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340]&lt;&gt;&quot;&quot;;MAX([.$B$1:.$B339])+1;&quot;&quot;)">
            <text:p/>
          </table:table-cell>
          <table:table-cell table:style-name="ce4" table:formula="of:=CONCATENATE([.$D340];&quot;-&quot;;[.$E340])"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tru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341]&lt;&gt;&quot;&quot;;MAX([.$B$1:.$B340])+1;&quot;&quot;)">
            <text:p/>
          </table:table-cell>
          <table:table-cell table:style-name="ce4" table:formula="of:=CONCATENATE([.$D341];&quot;-&quot;;[.$E341])"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1]=&quot;&quot;;&quot;?&quot;;IF([.M341]=&quot;&quot;;&quot;新規&quot;;IF([.K341]=[.M341];&quot;&quot;;&quot;変更あり&quot;)))">
            <text:p/>
          </table:table-cell>
          <table:table-cell table:style-name="ce8" office:value-type="string" calcext:value-type="string">
            <text:p>lockPref("dom.gamepad.enabled",false);</text:p>
          </table:table-cell>
          <table:table-cell table:style-name="ce7" table:formula="of:=IF([.M341]=&quot;&quot;;&quot;?&quot;;IF([.O341]=&quot;&quot;;&quot;新規&quot;;IF([.M341]=[.O341];&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342]&lt;&gt;&quot;&quot;;MAX([.$B$1:.$B341])+1;&quot;&quot;)">
            <text:p/>
          </table:table-cell>
          <table:table-cell table:style-name="ce4" table:formula="of:=CONCATENATE([.$D342];&quot;-&quot;;[.$E342])"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2]=&quot;&quot;;&quot;?&quot;;IF([.M342]=&quot;&quot;;&quot;新規&quot;;IF([.K342]=[.M342];&quot;&quot;;&quot;変更あり&quot;)))">
            <text:p/>
          </table:table-cell>
          <table:table-cell table:style-name="ce8" office:value-type="string" calcext:value-type="string">
            <text:p>defaultPref("dom.event.clipboardevents.enabled", tru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343]&lt;&gt;&quot;&quot;;MAX([.$B$1:.$B342])+1;&quot;&quot;)">
            <text:p/>
          </table:table-cell>
          <table:table-cell table:style-name="ce4" table:formula="of:=CONCATENATE([.$D343];&quot;-&quot;;[.$E343])"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3]=&quot;&quot;;&quot;?&quot;;IF([.M343]=&quot;&quot;;&quot;新規&quot;;IF([.K343]=[.M343];&quot;&quot;;&quot;変更あり&quot;)))">
            <text:p/>
          </table:table-cell>
          <table:table-cell table:style-name="ce8" office:value-type="string" calcext:value-type="string">
            <text:p>lockPref("dom.event.clipboardevents.enabled", false);</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344]&lt;&gt;&quot;&quot;;MAX([.$B$1:.$B343])+1;&quot;&quot;)">
            <text:p/>
          </table:table-cell>
          <table:table-cell table:style-name="ce4" table:formula="of:=CONCATENATE([.$D344];&quot;-&quot;;[.$E344])"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4]=&quot;&quot;;&quot;?&quot;;IF([.M344]=&quot;&quot;;&quot;新規&quot;;IF([.K344]=[.M344];&quot;&quot;;&quot;変更あり&quot;)))">
            <text:p/>
          </table:table-cell>
          <table:table-cell table:style-name="ce8" office:value-type="string" calcext:value-type="string">
            <text:p>-</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345]&lt;&gt;&quot;&quot;;MAX([.$B$1:.$B344])+1;&quot;&quot;)">
            <text:p/>
          </table:table-cell>
          <table:table-cell table:style-name="ce4" table:formula="of:=CONCATENATE([.$D345];&quot;-&quot;;[.$E345])"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5]=&quot;&quot;;&quot;?&quot;;IF([.M345]=&quot;&quot;;&quot;新規&quot;;IF([.K345]=[.M345];&quot;&quot;;&quot;変更あり&quot;)))">
            <text:p/>
          </table:table-cell>
          <table:table-cell table:style-name="ce8" office:value-type="string" calcext:value-type="string">
            <text:p>lockPref("dom.event.contextmenu.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45" table:number-columns-repeated="3"/>
          <table:table-cell table:style-name="ce53"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346]&lt;&gt;&quot;&quot;;MAX([.$B$1:.$B345])+1;&quot;&quot;)">
            <text:p/>
          </table:table-cell>
          <table:table-cell table:style-name="ce4" table:formula="of:=CONCATENATE([.$D346];&quot;-&quot;;[.$E346])"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6];[$'verify-targets-to-chapters'.$A$1:.$B$999];2;0);IF([.$A346]=&quot;&quot;;&quot;&quot;;&quot;省略&quot;))">
            <text:p/>
          </table:table-cell>
          <table:table-cell table:number-columns-repeated="1006"/>
        </table:table-row>
        <table:table-row table:style-name="ro77">
          <table:table-cell table:style-name="ce1"/>
          <table:table-cell table:style-name="ce4" table:formula="of:=IF([.$A347]&lt;&gt;&quot;&quot;;MAX([.$B$1:.$B346])+1;&quot;&quot;)">
            <text:p/>
          </table:table-cell>
          <table:table-cell table:style-name="ce4" table:formula="of:=CONCATENATE([.$D347];&quot;-&quot;;[.$E347])"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66">
          <table:table-cell table:style-name="ce1"/>
          <table:table-cell table:style-name="ce4" table:formula="of:=IF([.$A348]&lt;&gt;&quot;&quot;;MAX([.$B$1:.$B347])+1;&quot;&quot;)">
            <text:p/>
          </table:table-cell>
          <table:table-cell table:style-name="ce4" table:formula="of:=CONCATENATE([.$D348];&quot;-&quot;;[.$E348])"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9">
          <table:table-cell table:style-name="ce1"/>
          <table:table-cell table:style-name="ce4" table:formula="of:=IF([.$A349]&lt;&gt;&quot;&quot;;MAX([.$B$1:.$B348])+1;&quot;&quot;)">
            <text:p/>
          </table:table-cell>
          <table:table-cell table:style-name="ce4" table:formula="of:=CONCATENATE([.$D349];&quot;-&quot;;[.$E349])"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9">
          <table:table-cell table:style-name="ce1"/>
          <table:table-cell table:style-name="ce4" table:formula="of:=IF([.$A350]&lt;&gt;&quot;&quot;;MAX([.$B$1:.$B349])+1;&quot;&quot;)">
            <text:p/>
          </table:table-cell>
          <table:table-cell table:style-name="ce4" table:formula="of:=CONCATENATE([.$D350];&quot;-&quot;;[.$E350])"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351]&lt;&gt;&quot;&quot;;MAX([.$B$1:.$B350])+1;&quot;&quot;)">
            <text:p/>
          </table:table-cell>
          <table:table-cell table:style-name="ce4" table:formula="of:=CONCATENATE([.$D351];&quot;-&quot;;[.$E351])"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352]&lt;&gt;&quot;&quot;;MAX([.$B$1:.$B351])+1;&quot;&quot;)">
            <text:p/>
          </table:table-cell>
          <table:table-cell table:style-name="ce4" table:formula="of:=CONCATENATE([.$D352];&quot;-&quot;;[.$E352])"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353]&lt;&gt;&quot;&quot;;MAX([.$B$1:.$B352])+1;&quot;&quot;)">
            <text:p/>
          </table:table-cell>
          <table:table-cell table:style-name="ce4" table:formula="of:=CONCATENATE([.$D353];&quot;-&quot;;[.$E353])"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354]&lt;&gt;&quot;&quot;;MAX([.$B$1:.$B353])+1;&quot;&quot;)">
            <text:p/>
          </table:table-cell>
          <table:table-cell table:style-name="ce4" table:formula="of:=CONCATENATE([.$D354];&quot;-&quot;;[.$E354])"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355]&lt;&gt;&quot;&quot;;MAX([.$B$1:.$B354])+1;&quot;&quot;)">
            <text:p/>
          </table:table-cell>
          <table:table-cell table:style-name="ce4" table:formula="of:=CONCATENATE([.$D355];&quot;-&quot;;[.$E355])"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356]&lt;&gt;&quot;&quot;;MAX([.$B$1:.$B355])+1;&quot;&quot;)">
            <text:p/>
          </table:table-cell>
          <table:table-cell table:style-name="ce4" table:formula="of:=CONCATENATE([.$D356];&quot;-&quot;;[.$E356])"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357]&lt;&gt;&quot;&quot;;MAX([.$B$1:.$B356])+1;&quot;&quot;)">
            <text:p/>
          </table:table-cell>
          <table:table-cell table:style-name="ce4" table:formula="of:=CONCATENATE([.$D357];&quot;-&quot;;[.$E357])"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358]&lt;&gt;&quot;&quot;;MAX([.$B$1:.$B357])+1;&quot;&quot;)">
            <text:p/>
          </table:table-cell>
          <table:table-cell table:style-name="ce4" table:formula="of:=CONCATENATE([.$D358];&quot;-&quot;;[.$E358])"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359]&lt;&gt;&quot;&quot;;MAX([.$B$1:.$B358])+1;&quot;&quot;)">
            <text:p/>
          </table:table-cell>
          <table:table-cell table:style-name="ce4" table:formula="of:=CONCATENATE([.$D359];&quot;-&quot;;[.$E359])"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360]&lt;&gt;&quot;&quot;;MAX([.$B$1:.$B359])+1;&quot;&quot;)">
            <text:p/>
          </table:table-cell>
          <table:table-cell table:style-name="ce4" table:formula="of:=CONCATENATE([.$D360];&quot;-&quot;;[.$E360])"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9">
          <table:table-cell table:style-name="ce1"/>
          <table:table-cell table:style-name="ce4" table:formula="of:=IF([.$A361]&lt;&gt;&quot;&quot;;MAX([.$B$1:.$B360])+1;&quot;&quot;)">
            <text:p/>
          </table:table-cell>
          <table:table-cell table:style-name="ce4" table:formula="of:=CONCATENATE([.$D361];&quot;-&quot;;[.$E361])"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9">
          <table:table-cell table:style-name="ce1"/>
          <table:table-cell table:style-name="ce4" table:formula="of:=IF([.$A362]&lt;&gt;&quot;&quot;;MAX([.$B$1:.$B361])+1;&quot;&quot;)">
            <text:p/>
          </table:table-cell>
          <table:table-cell table:style-name="ce4" table:formula="of:=CONCATENATE([.$D362];&quot;-&quot;;[.$E362])"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363]&lt;&gt;&quot;&quot;;MAX([.$B$1:.$B362])+1;&quot;&quot;)">
            <text:p/>
          </table:table-cell>
          <table:table-cell table:style-name="ce4" table:formula="of:=CONCATENATE([.$D363];&quot;-&quot;;[.$E363])"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364]&lt;&gt;&quot;&quot;;MAX([.$B$1:.$B363])+1;&quot;&quot;)">
            <text:p/>
          </table:table-cell>
          <table:table-cell table:style-name="ce4" table:formula="of:=CONCATENATE([.$D364];&quot;-&quot;;[.$E364])"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365]&lt;&gt;&quot;&quot;;MAX([.$B$1:.$B364])+1;&quot;&quot;)">
            <text:p/>
          </table:table-cell>
          <table:table-cell table:style-name="ce4" table:formula="of:=CONCATENATE([.$D365];&quot;-&quot;;[.$E365])"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366]&lt;&gt;&quot;&quot;;MAX([.$B$1:.$B365])+1;&quot;&quot;)">
            <text:p/>
          </table:table-cell>
          <table:table-cell table:style-name="ce4" table:formula="of:=CONCATENATE([.$D366];&quot;-&quot;;[.$E366])"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4">
          <table:table-cell table:style-name="ce1"/>
          <table:table-cell table:style-name="ce4" table:formula="of:=IF([.$A367]&lt;&gt;&quot;&quot;;MAX([.$B$1:.$B366])+1;&quot;&quot;)">
            <text:p/>
          </table:table-cell>
          <table:table-cell table:style-name="ce4" table:formula="of:=CONCATENATE([.$D367];&quot;-&quot;;[.$E367])"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7]=&quot;&quot;;&quot;?&quot;;IF([.M367]=&quot;&quot;;&quot;新規&quot;;IF([.K367]=[.M367];&quot;&quot;;&quot;変更あり&quot;)))">
            <text:p/>
          </table:table-cell>
          <table:table-cell table:style-name="ce8" office:value-type="string" calcext:value-type="string">
            <text:p>-</text:p>
          </table:table-cell>
          <table:table-cell table:style-name="ce7" table:formula="of:=IF([.M367]=&quot;&quot;;&quot;?&quot;;IF([.O367]=&quot;&quot;;&quot;新規&quot;;IF([.M367]=[.O367];&quot;&quot;;&quot;○&quot;)))">
            <text:p/>
          </table:table-cell>
          <table:table-cell table:style-name="ce45" office:value-type="string" calcext:value-type="string">
            <text:p>-</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66">
          <table:table-cell table:style-name="ce1"/>
          <table:table-cell table:style-name="ce4" table:formula="of:=IF([.$A368]&lt;&gt;&quot;&quot;;MAX([.$B$1:.$B367])+1;&quot;&quot;)">
            <text:p/>
          </table:table-cell>
          <table:table-cell table:style-name="ce4" table:formula="of:=CONCATENATE([.$D368];&quot;-&quot;;[.$E368])"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8]=&quot;&quot;;&quot;?&quot;;IF([.M368]=&quot;&quot;;&quot;新規&quot;;IF([.K368]=[.M368];&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8]=&quot;&quot;;&quot;?&quot;;IF([.O368]=&quot;&quot;;&quot;新規&quot;;IF([.M368]=[.O368];&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8];[$'verify-targets-to-chapters'.$A$1:.$B$999];2;0);IF([.$A368]=&quot;&quot;;&quot;&quot;;&quot;省略&quot;))">
            <text:p/>
          </table:table-cell>
          <table:table-cell table:number-columns-repeated="1006"/>
        </table:table-row>
        <table:table-row table:style-name="ro78">
          <table:table-cell table:style-name="ce1"/>
          <table:table-cell table:style-name="ce4" table:formula="of:=IF([.$A369]&lt;&gt;&quot;&quot;;MAX([.$B$1:.$B368])+1;&quot;&quot;)">
            <text:p/>
          </table:table-cell>
          <table:table-cell table:style-name="ce4" table:formula="of:=CONCATENATE([.$D369];&quot;-&quot;;[.$E369])"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370]&lt;&gt;&quot;&quot;;MAX([.$B$1:.$B369])+1;&quot;&quot;)">
            <text:p/>
          </table:table-cell>
          <table:table-cell table:style-name="ce4" table:formula="of:=CONCATENATE([.$D370];&quot;-&quot;;[.$E370])"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371]&lt;&gt;&quot;&quot;;MAX([.$B$1:.$B370])+1;&quot;&quot;)">
            <text:p/>
          </table:table-cell>
          <table:table-cell table:style-name="ce4" table:formula="of:=CONCATENATE([.$D371];&quot;-&quot;;[.$E371])"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372]&lt;&gt;&quot;&quot;;MAX([.$B$1:.$B371])+1;&quot;&quot;)">
            <text:p/>
          </table:table-cell>
          <table:table-cell table:style-name="ce4" table:formula="of:=CONCATENATE([.$D372];&quot;-&quot;;[.$E372])"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0);</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373]&lt;&gt;&quot;&quot;;MAX([.$B$1:.$B372])+1;&quot;&quot;)">
            <text:p/>
          </table:table-cell>
          <table:table-cell table:style-name="ce4" table:formula="of:=CONCATENATE([.$D373];&quot;-&quot;;[.$E373])"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2);</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3">
          <table:table-cell table:style-name="ce1"/>
          <table:table-cell table:style-name="ce4" table:formula="of:=IF([.$A374]&lt;&gt;&quot;&quot;;MAX([.$B$1:.$B373])+1;&quot;&quot;)">
            <text:p/>
          </table:table-cell>
          <table:table-cell table:style-name="ce4" table:formula="of:=CONCATENATE([.$D374];&quot;-&quot;;[.$E374])"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4]=&quot;&quot;;&quot;?&quot;;IF([.M374]=&quot;&quot;;&quot;新規&quot;;IF([.K374]=[.M374];&quot;&quot;;&quot;変更あり&quot;)))">
            <text:p/>
          </table:table-cell>
          <table:table-cell table:style-name="ce8" office:value-type="string" calcext:value-type="string">
            <text:p>lockPref("plugin.default.state", 1);</text:p>
          </table:table-cell>
          <table:table-cell table:style-name="ce7" table:formula="of:=IF([.M374]=&quot;&quot;;&quot;?&quot;;IF([.O374]=&quot;&quot;;&quot;新規&quot;;IF([.M374]=[.O374];&quot;&quot;;&quot;○&quot;)))" office:value-type="string" office:string-value="新規" calcext:value-type="string">
            <text:p>新規</text:p>
          </table:table-cell>
          <table:table-cell table:style-name="ce45" table:number-columns-repeated="3"/>
          <table:table-cell table:style-name="ce53"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375]&lt;&gt;&quot;&quot;;MAX([.$B$1:.$B374])+1;&quot;&quot;)">
            <text:p/>
          </table:table-cell>
          <table:table-cell table:style-name="ce4" table:formula="of:=CONCATENATE([.$D375];&quot;-&quot;;[.$E375])"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true);</text:p>
          </table:table-cell>
          <table:table-cell table:style-name="ce7" table:formula="of:=IF([.M375]=&quot;&quot;;&quot;?&quot;;IF([.O375]=&quot;&quot;;&quot;新規&quot;;IF([.M375]=[.O375];&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376]&lt;&gt;&quot;&quot;;MAX([.$B$1:.$B375])+1;&quot;&quot;)">
            <text:p/>
          </table:table-cell>
          <table:table-cell table:style-name="ce4" table:formula="of:=CONCATENATE([.$D376];&quot;-&quot;;[.$E376])"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6]=&quot;&quot;;&quot;?&quot;;IF([.M376]=&quot;&quot;;&quot;新規&quot;;IF([.K376]=[.M376];&quot;&quot;;&quot;変更あり&quot;)))">
            <text:p/>
          </table:table-cell>
          <table:table-cell table:style-name="ce8" office:value-type="string" calcext:value-type="string">
            <text:p>lockPref("browser.helperApps.deleteTempFileOnExit", false);</text:p>
          </table:table-cell>
          <table:table-cell table:style-name="ce7" table:formula="of:=IF([.M376]=&quot;&quot;;&quot;?&quot;;IF([.O376]=&quot;&quot;;&quot;新規&quot;;IF([.M376]=[.O376];&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377]&lt;&gt;&quot;&quot;;MAX([.$B$1:.$B376])+1;&quot;&quot;)">
            <text:p/>
          </table:table-cell>
          <table:table-cell table:style-name="ce4" table:formula="of:=CONCATENATE([.$D377];&quot;-&quot;;[.$E377])"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378]&lt;&gt;&quot;&quot;;MAX([.$B$1:.$B377])+1;&quot;&quot;)">
            <text:p/>
          </table:table-cell>
          <table:table-cell table:style-name="ce4" table:formula="of:=CONCATENATE([.$D378];&quot;-&quot;;[.$E378])"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8]=&quot;&quot;;&quot;?&quot;;IF([.M378]=&quot;&quot;;&quot;新規&quot;;IF([.K378]=[.M378];&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8]=&quot;&quot;;&quot;?&quot;;IF([.O378]=&quot;&quot;;&quot;新規&quot;;IF([.M378]=[.O378];&quot;&quot;;&quot;○&quot;)))" office:value-type="string" office:string-value="新規" calcext:value-type="string">
            <text:p>新規</text:p>
          </table:table-cell>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379]&lt;&gt;&quot;&quot;;MAX([.$B$1:.$B378])+1;&quot;&quot;)">
            <text:p/>
          </table:table-cell>
          <table:table-cell table:style-name="ce4" table:formula="of:=CONCATENATE([.$D379];&quot;-&quot;;[.$E379])"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19">
          <table:table-cell table:style-name="ce1"/>
          <table:table-cell table:style-name="ce4" table:formula="of:=IF([.$A380]&lt;&gt;&quot;&quot;;MAX([.$B$1:.$B379])+1;&quot;&quot;)">
            <text:p/>
          </table:table-cell>
          <table:table-cell table:style-name="ce4" table:formula="of:=CONCATENATE([.$D380];&quot;-&quot;;[.$E380])"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5">
          <table:table-cell table:style-name="ce1"/>
          <table:table-cell table:style-name="ce4" table:formula="of:=IF([.$A381]&lt;&gt;&quot;&quot;;MAX([.$B$1:.$B380])+1;&quot;&quot;)">
            <text:p/>
          </table:table-cell>
          <table:table-cell table:style-name="ce4" table:formula="of:=CONCATENATE([.$D381];&quot;-&quot;;[.$E381])"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382]&lt;&gt;&quot;&quot;;MAX([.$B$1:.$B381])+1;&quot;&quot;)">
            <text:p/>
          </table:table-cell>
          <table:table-cell table:style-name="ce4" table:formula="of:=CONCATENATE([.$D382];&quot;-&quot;;[.$E382])"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2]=&quot;&quot;;&quot;?&quot;;IF([.M382]=&quot;&quot;;&quot;新規&quot;;IF([.K382]=[.M382];&quot;&quot;;&quot;変更あり&quot;)))">
            <text:p/>
          </table:table-cell>
          <table:table-cell table:style-name="ce7" office:value-type="string" calcext:value-type="string">
            <text:p>-</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23">
          <table:table-cell table:style-name="ce1"/>
          <table:table-cell table:style-name="ce4" table:formula="of:=IF([.$A383]&lt;&gt;&quot;&quot;;MAX([.$B$1:.$B382])+1;&quot;&quot;)">
            <text:p/>
          </table:table-cell>
          <table:table-cell table:style-name="ce4" table:formula="of:=CONCATENATE([.$D383];&quot;-&quot;;[.$E383])"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3]=&quot;&quot;;&quot;?&quot;;IF([.M383]=&quot;&quot;;&quot;新規&quot;;IF([.K383]=[.M383];&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384]&lt;&gt;&quot;&quot;;MAX([.$B$1:.$B383])+1;&quot;&quot;)">
            <text:p/>
          </table:table-cell>
          <table:table-cell table:style-name="ce4" table:formula="of:=CONCATENATE([.$D384];&quot;-&quot;;[.$E384])"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79">
          <table:table-cell table:style-name="ce1"/>
          <table:table-cell table:style-name="ce4" table:formula="of:=IF([.$A385]&lt;&gt;&quot;&quot;;MAX([.$B$1:.$B384])+1;&quot;&quot;)">
            <text:p/>
          </table:table-cell>
          <table:table-cell table:style-name="ce4" table:formula="of:=CONCATENATE([.$D385];&quot;-&quot;;[.$E385])"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5]=&quot;&quot;;&quot;?&quot;;IF([.M385]=&quot;&quot;;&quot;新規&quot;;IF([.K385]=[.M385];&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386]&lt;&gt;&quot;&quot;;MAX([.$B$1:.$B385])+1;&quot;&quot;)">
            <text:p/>
          </table:table-cell>
          <table:table-cell table:style-name="ce4" table:formula="of:=CONCATENATE([.$D386];&quot;-&quot;;[.$E386])"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387]&lt;&gt;&quot;&quot;;MAX([.$B$1:.$B386])+1;&quot;&quot;)">
            <text:p/>
          </table:table-cell>
          <table:table-cell table:style-name="ce4" table:formula="of:=CONCATENATE([.$D387];&quot;-&quot;;[.$E387])"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7]=&quot;&quot;;&quot;?&quot;;IF([.M387]=&quot;&quot;;&quot;新規&quot;;IF([.K387]=[.M387];&quot;&quot;;&quot;変更あり&quot;)))">
            <text:p/>
          </table:table-cell>
          <table:table-cell table:style-name="ce7" office:value-type="string" calcext:value-type="string">
            <text:p>lockPref("browser.cache.memory.capacity", （整数値、単位：キロバイト）); </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388]&lt;&gt;&quot;&quot;;MAX([.$B$1:.$B387])+1;&quot;&quot;)">
            <text:p/>
          </table:table-cell>
          <table:table-cell table:style-name="ce4" table:formula="of:=CONCATENATE([.$D388];&quot;-&quot;;[.$E388])"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8]=&quot;&quot;;&quot;?&quot;;IF([.M388]=&quot;&quot;;&quot;新規&quot;;IF([.K388]=[.M388];&quot;&quot;;&quot;変更あり&quot;)))">
            <text:p/>
          </table:table-cell>
          <table:table-cell table:style-name="ce7" office:value-type="string" calcext:value-type="string">
            <text:p>// defaultPref("content.notify.interval", 120000);</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389]&lt;&gt;&quot;&quot;;MAX([.$B$1:.$B388])+1;&quot;&quot;)">
            <text:p/>
          </table:table-cell>
          <table:table-cell table:style-name="ce4" table:formula="of:=CONCATENATE([.$D389];&quot;-&quot;;[.$E389])"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9]=&quot;&quot;;&quot;?&quot;;IF([.M389]=&quot;&quot;;&quot;新規&quot;;IF([.K389]=[.M389];&quot;&quot;;&quot;変更あり&quot;)))">
            <text:p/>
          </table:table-cell>
          <table:table-cell table:style-name="ce7" office:value-type="string" calcext:value-type="string">
            <text:p>lockPref("content.notify.interval", （整数値、単位：マイクロ秒）);</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390]&lt;&gt;&quot;&quot;;MAX([.$B$1:.$B389])+1;&quot;&quot;)">
            <text:p/>
          </table:table-cell>
          <table:table-cell table:style-name="ce4" table:formula="of:=CONCATENATE([.$D390];&quot;-&quot;;[.$E390])"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0]=&quot;&quot;;&quot;?&quot;;IF([.M390]=&quot;&quot;;&quot;新規&quot;;IF([.K390]=[.M390];&quot;&quot;;&quot;変更あり&quot;)))">
            <text:p/>
          </table:table-cell>
          <table:table-cell table:style-name="ce7" office:value-type="string" calcext:value-type="string">
            <text:p>-</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391]&lt;&gt;&quot;&quot;;MAX([.$B$1:.$B390])+1;&quot;&quot;)">
            <text:p/>
          </table:table-cell>
          <table:table-cell table:style-name="ce4" table:formula="of:=CONCATENATE([.$D391];&quot;-&quot;;[.$E391])"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1]=&quot;&quot;;&quot;?&quot;;IF([.M391]=&quot;&quot;;&quot;新規&quot;;IF([.K391]=[.M391];&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392]&lt;&gt;&quot;&quot;;MAX([.$B$1:.$B391])+1;&quot;&quot;)">
            <text:p/>
          </table:table-cell>
          <table:table-cell table:style-name="ce4" table:formula="of:=CONCATENATE([.$D392];&quot;-&quot;;[.$E392])"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2]=&quot;&quot;;&quot;?&quot;;IF([.M392]=&quot;&quot;;&quot;新規&quot;;IF([.K392]=[.M392];&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393]&lt;&gt;&quot;&quot;;MAX([.$B$1:.$B392])+1;&quot;&quot;)">
            <text:p/>
          </table:table-cell>
          <table:table-cell table:style-name="ce4" table:formula="of:=CONCATENATE([.$D393];&quot;-&quot;;[.$E393])"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3]=&quot;&quot;;&quot;?&quot;;IF([.M393]=&quot;&quot;;&quot;新規&quot;;IF([.K393]=[.M393];&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394]&lt;&gt;&quot;&quot;;MAX([.$B$1:.$B393])+1;&quot;&quot;)">
            <text:p/>
          </table:table-cell>
          <table:table-cell table:style-name="ce4" table:formula="of:=CONCATENATE([.$D394];&quot;-&quot;;[.$E394])"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395]&lt;&gt;&quot;&quot;;MAX([.$B$1:.$B394])+1;&quot;&quot;)">
            <text:p/>
          </table:table-cell>
          <table:table-cell table:style-name="ce4" table:formula="of:=CONCATENATE([.$D395];&quot;-&quot;;[.$E395])"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5]=&quot;&quot;;&quot;?&quot;;IF([.M395]=&quot;&quot;;&quot;新規&quot;;IF([.K395]=[.M395];&quot;&quot;;&quot;変更あり&quot;)))">
            <text:p/>
          </table:table-cell>
          <table:table-cell table:style-name="ce7" office:value-type="string" calcext:value-type="string">
            <text:p>lockPref("extensions.ieview.useWizeShoppy", fals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396]&lt;&gt;&quot;&quot;;MAX([.$B$1:.$B395])+1;&quot;&quot;)">
            <text:p/>
          </table:table-cell>
          <table:table-cell table:style-name="ce4" table:formula="of:=CONCATENATE([.$D396];&quot;-&quot;;[.$E396])"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397]&lt;&gt;&quot;&quot;;MAX([.$B$1:.$B396])+1;&quot;&quot;)">
            <text:p/>
          </table:table-cell>
          <table:table-cell table:style-name="ce4" table:formula="of:=CONCATENATE([.$D397];&quot;-&quot;;[.$E397])"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398]&lt;&gt;&quot;&quot;;MAX([.$B$1:.$B397])+1;&quot;&quot;)">
            <text:p/>
          </table:table-cell>
          <table:table-cell table:style-name="ce4" table:formula="of:=CONCATENATE([.$D398];&quot;-&quot;;[.$E398])"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399]&lt;&gt;&quot;&quot;;MAX([.$B$1:.$B398])+1;&quot;&quot;)">
            <text:p/>
          </table:table-cell>
          <table:table-cell table:style-name="ce4" table:formula="of:=CONCATENATE([.$D399];&quot;-&quot;;[.$E399])"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400]&lt;&gt;&quot;&quot;;MAX([.$B$1:.$B399])+1;&quot;&quot;)">
            <text:p/>
          </table:table-cell>
          <table:table-cell table:style-name="ce4" table:formula="of:=CONCATENATE([.$D400];&quot;-&quot;;[.$E400])"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401]&lt;&gt;&quot;&quot;;MAX([.$B$1:.$B400])+1;&quot;&quot;)">
            <text:p/>
          </table:table-cell>
          <table:table-cell table:style-name="ce4" table:formula="of:=CONCATENATE([.$D401];&quot;-&quot;;[.$E401])"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402]&lt;&gt;&quot;&quot;;MAX([.$B$1:.$B401])+1;&quot;&quot;)">
            <text:p/>
          </table:table-cell>
          <table:table-cell table:style-name="ce4" table:formula="of:=CONCATENATE([.$D402];&quot;-&quot;;[.$E402])"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403]&lt;&gt;&quot;&quot;;MAX([.$B$1:.$B402])+1;&quot;&quot;)">
            <text:p/>
          </table:table-cell>
          <table:table-cell table:style-name="ce4" table:formula="of:=CONCATENATE([.$D403];&quot;-&quot;;[.$E403])"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404]&lt;&gt;&quot;&quot;;MAX([.$B$1:.$B403])+1;&quot;&quot;)">
            <text:p/>
          </table:table-cell>
          <table:table-cell table:style-name="ce4" table:formula="of:=CONCATENATE([.$D404];&quot;-&quot;;[.$E404])"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405]&lt;&gt;&quot;&quot;;MAX([.$B$1:.$B404])+1;&quot;&quot;)">
            <text:p/>
          </table:table-cell>
          <table:table-cell table:style-name="ce4" table:formula="of:=CONCATENATE([.$D405];&quot;-&quot;;[.$E405])"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5]=&quot;&quot;;&quot;?&quot;;IF([.M405]=&quot;&quot;;&quot;新規&quot;;IF([.K405]=[.M405];&quot;&quot;;&quot;変更あり&quot;)))">
            <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406]&lt;&gt;&quot;&quot;;MAX([.$B$1:.$B405])+1;&quot;&quot;)">
            <text:p/>
          </table:table-cell>
          <table:table-cell table:style-name="ce4" table:formula="of:=CONCATENATE([.$D406];&quot;-&quot;;[.$E406])"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407]&lt;&gt;&quot;&quot;;MAX([.$B$1:.$B406])+1;&quot;&quot;)">
            <text:p/>
          </table:table-cell>
          <table:table-cell table:style-name="ce4" table:formula="of:=CONCATENATE([.$D407];&quot;-&quot;;[.$E407])"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408]&lt;&gt;&quot;&quot;;MAX([.$B$1:.$B407])+1;&quot;&quot;)">
            <text:p/>
          </table:table-cell>
          <table:table-cell table:style-name="ce4" table:formula="of:=CONCATENATE([.$D408];&quot;-&quot;;[.$E408])"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8]=&quot;&quot;;&quot;?&quot;;IF([.M408]=&quot;&quot;;&quot;新規&quot;;IF([.K408]=[.M408];&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409]&lt;&gt;&quot;&quot;;MAX([.$B$1:.$B408])+1;&quot;&quot;)">
            <text:p/>
          </table:table-cell>
          <table:table-cell table:style-name="ce4" table:formula="of:=CONCATENATE([.$D409];&quot;-&quot;;[.$E409])"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410]&lt;&gt;&quot;&quot;;MAX([.$B$1:.$B409])+1;&quot;&quot;)">
            <text:p/>
          </table:table-cell>
          <table:table-cell table:style-name="ce4" table:formula="of:=CONCATENATE([.$D410];&quot;-&quot;;[.$E41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fx");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411]&lt;&gt;&quot;&quot;;MAX([.$B$1:.$B410])+1;&quot;&quot;)">
            <text:p/>
          </table:table-cell>
          <table:table-cell table:style-name="ce4" table:formula="of:=CONCATENATE([.$D411];&quot;-&quot;;[.$E41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autoSwitchOnRuleMiss", "ie"); </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412]&lt;&gt;&quot;&quot;;MAX([.$B$1:.$B411])+1;&quot;&quot;)">
            <text:p/>
          </table:table-cell>
          <table:table-cell table:style-name="ce4" table:formula="of:=CONCATENATE([.$D412];&quot;-&quot;;[.$E412])"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23">
          <table:table-cell table:style-name="ce1"/>
          <table:table-cell table:style-name="ce4" table:formula="of:=IF([.$A413]&lt;&gt;&quot;&quot;;MAX([.$B$1:.$B412])+1;&quot;&quot;)">
            <text:p/>
          </table:table-cell>
          <table:table-cell table:style-name="ce4" table:formula="of:=CONCATENATE([.$D413];&quot;-&quot;;[.$E413])"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3]=&quot;&quot;;&quot;?&quot;;IF([.O413]=&quot;&quot;;&quot;新規&quot;;IF([.M413]=[.O413];&quot;&quot;;&quot;○&quot;)))" office:value-type="string" office:string-value="新規" calcext:value-type="string">
            <text:p>新規</text:p>
          </table:table-cell>
          <table:table-cell table:style-name="ce45" table:number-columns-repeated="3"/>
          <table:table-cell table:style-name="ce53" table:formula="of:=IFERROR(VLOOKUP([.$C413];[$'verify-targets-to-chapters'.$A$1:.$B$999];2;0);IF([.$A413]=&quot;&quot;;&quot;&quot;;&quot;省略&quot;))">
            <text:p/>
          </table:table-cell>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number-columns-repeated="5"/>
          <table:table-cell table:style-name="ce27" table:number-columns-repeated="3"/>
          <table:table-cell table:number-columns-repeated="9"/>
          <table:table-cell table:style-name="ce54"/>
          <table:table-cell table:number-columns-repeated="1006"/>
        </table:table-row>
        <table:table-row table:style-name="ro4" table:number-rows-repeated="1047575">
          <table:table-cell table:number-columns-repeated="1024"/>
        </table:table-row>
        <table:table-row table:style-name="ro86">
          <table:table-cell table:number-columns-repeated="1024"/>
        </table:table-row>
        <calcext:conditional-formats>
          <calcext:conditional-format calcext:target-range-address="'customization-items'.R2:'customization-items'.R1000">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0">
            <calcext:condition calcext:apply-style-name="廃止された選択肢" calcext:value="formula-is(ISNUMBER(FIND(&quot;廃止&quot;;[.$D2])))" calcext:base-cell-address="'customization-items'.F2"/>
            <calcext:condition calcext:apply-style-name="新規作成され、選択された選択肢" calcext:value="formula-is(AND(COUNTIFS([.$A$2:.$A$1000];&quot;&quot;;[.$D$2:.$D$1000];[.$D2])&lt;&gt;COUNTIF([.$D$2:.$D$1000];[.$D2]);[.$L2]=&quot;新規&quot;))" calcext:base-cell-address="'customization-items'.F2"/>
            <calcext:condition calcext:apply-style-name="選択された選択肢" calcext:value="formula-is(COUNTIFS([.$A$2:.$A$1000];&quot;&quot;;[.$D$2:.$D$1000];[.$D2])&lt;&gt;COUNTIF([.$D$2:.$D$1000];[.$D2]))" calcext:base-cell-address="'customization-items'.F2"/>
          </calcext:conditional-format>
          <calcext:conditional-format calcext:target-range-address="'customization-items'.D2:'customization-items'.E999 'customization-items'.I2:'customization-items'.Q999">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7">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4"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6"/>
        <table:table-column table:style-name="co17" table:visibility="collapse" table:default-cell-style-name="ce66"/>
        <table:table-column table:style-name="co17" table:default-cell-style-name="ce66"/>
        <table:table-column table:style-name="co34" table:default-cell-style-name="ce66"/>
        <table:table-column table:style-name="co35" table:default-cell-style-name="ce66"/>
        <table:table-column table:style-name="co36" table:default-cell-style-name="ce74"/>
        <table:table-column table:style-name="co37" table:default-cell-style-name="ce66"/>
        <table:table-column table:style-name="co36" table:visibility="collapse" table:default-cell-style-name="ce74"/>
        <table:table-column table:style-name="co37" table:visibility="collapse" table:default-cell-style-name="ce66"/>
        <table:table-column table:style-name="co38" table:visibility="collapse" table:default-cell-style-name="ce74"/>
        <table:table-column table:style-name="co39" table:visibility="collapse" table:number-columns-repeated="2" table:default-cell-style-name="ce66"/>
        <table:table-column table:style-name="co17" table:number-columns-repeated="1012" table:default-cell-style-name="ce66"/>
        <table:table-row table:style-name="ro84">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85">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7">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7">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7">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1">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9">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3">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9">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85">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5">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3">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9">
          <table:table-cell table:style-name="ce65"/>
          <table:table-cell table:style-name="ce68" table:formula="of:=IF([.$A13]&lt;&gt;&quot;&quot;;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4">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45:20.86827041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5T14:46:26.145665610</dc:date>
    <meta:editing-duration>P7DT16H5M56S</meta:editing-duration>
    <meta:editing-cycles>428</meta:editing-cycles>
    <meta:document-statistic meta:table-count="5" meta:cell-count="8197" meta:object-count="0"/>
  </office:meta>
</office:document-meta>
</file>